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/>
      <style:text-properties fo:color="#999999" fo:font-size="11pt" style:font-size-asian="11pt" style:font-size-complex="11pt"/>
    </style:style>
    <style:style style:name="ce9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999999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999999" fo:font-size="11pt" style:font-size-asian="11pt" style:font-size-complex="11pt"/>
    </style:style>
    <style:style style:name="ce11" style:family="table-cell" style:parent-style-name="Default" style:data-style-name="N0"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/>
      <style:text-properties fo:color="#D9D9D9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/>
      <style:text-properties fo:color="#D9D9D9" fo:font-size="11pt" style:font-size-asian="11pt" style:font-size-complex="11pt"/>
    </style:style>
    <style:style style:name="ce14" style:family="table-cell" style:parent-style-name="Default" style:data-style-name="N36">
      <style:table-cell-properties style:vertical-align="automatic"/>
      <style:text-properties fo:color="#D9D9D9" fo:font-size="11pt" style:font-size-asian="11pt" style:font-size-complex="11pt"/>
    </style:style>
    <style:style style:name="ce15" style:family="table-cell" style:parent-style-name="Default" style:data-style-name="N0">
      <style:text-properties fo:color="#D9D9D9" fo:font-size="11pt" style:font-size-asian="11pt" style:font-size-complex="11pt"/>
    </style:style>
    <style:style style:name="ce1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D9D9D9"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D9D9D9" fo:font-size="11pt" style:font-size-asian="11pt" style:font-size-complex="11pt"/>
    </style:style>
    <style:style style:name="ce18" style:family="table-cell" style:parent-style-name="Default" style:data-style-name="N2"/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8.20208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ummary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ata Source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vcmax25</text:p>
          </table:table-cell>
          <table:table-cell office:value-type="string" table:style-name="ce1">
            <text:p>Rogers, Alistair. 2014. “The Use and Misuse of Vcmax in Earth System Models.” &lt;i&gt;Photosynthesis Research&lt;/i&gt; 119 (1–2): 15–29. https://doi.org/10.1007/s11120-013-9818-1.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g1</text:p>
          </table:table-cell>
          <table:table-cell office:value-type="string" table:style-name="ce20">
            <text:p>Lawrence, David M., Rosie A. Fisher, Charles D. Koven, Keith W. Oleson, Sean C. Swenson, Gordon Bonan, Nathan Collier, et al. 2019. “The Community Land Model Version 5: Description of New Features, Benchmarking, and Impact of Forcing Uncertainty.” &lt;i&gt;Journal of Advances in Modeling Earth Systems&lt;/i&gt; 11 (12): 4245–87. https://doi.org/10.1029/2018MS001583.</text:p>
            <text:p><text:s text:c="2"/>title = {{{CLM50}}\_{{Tech}}\_{{Note}}.Pdf},</text:p>
            <text:p><text:s text:c="2"/>abstract = {Technical Description of version 5.0 of the Community Land Model (CLM)},</text:p>
            <text:p><text:s text:c="2"/>keywords = {on/model/clm5},</text:p>
            <text:p><text:s text:c="2"/>file = {/Users/pascal/Insync/96p.schneider@gmail.com/Google Drive/zotero/clm50.pdf}</text:p>
            <text:p>Lawrence, David M., Rosie A. Fisher, Charles D. Koven, Keith W. Oleson, Sean C. Swenson, Gordon Bonan, Nathan Collier, et al. 2019. “The Community Land Model Version 5: Description of New Features, Benchmarking, and Impact of Forcing Uncertainty.” &lt;i&gt;Journal of Advances in Modeling Earth Systems&lt;/i&gt; 11 (12): 4245–87. https://doi.org/10.1029/2018MS001583.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8" table:style-name="ce1"/>
          <table:table-cell table:style-name="ce1">
            <draw:frame draw:z-index="1" draw:id="id0" draw:style-name="a0" draw:name="Chart 1" svg:x="0.27778in" svg:y="0.12514in" svg:width="4.1768in" svg:height="2.5830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office:value-type="string" office:string-value="VCMAX25" table:formula="of:=[vcmax25.Q3]" table:style-name="ce19">
            <text:p>VCMAX25</text:p>
          </table:table-cell>
          <table:table-cell office:value-type="string" office:string-value="AVG" table:formula="of:=[vcmax25.R3]" table:style-name="ce19">
            <text:p>AVG</text:p>
          </table:table-cell>
          <table:table-cell office:value-type="string" office:string-value="SD" table:formula="of:=[vcmax25.S3]" table:style-name="ce19">
            <text:p>SD</text:p>
          </table:table-cell>
          <table:table-cell office:value-type="string" office:string-value="MIN" table:formula="of:=[vcmax25.T3]" table:style-name="ce19">
            <text:p>MIN</text:p>
          </table:table-cell>
          <table:table-cell office:value-type="string" office:string-value="MAX" table:formula="of:=[vcmax25.U3]" table:style-name="ce19">
            <text:p>MAX</text:p>
          </table:table-cell>
          <table:table-cell table:style-name="ce1"/>
          <table:table-cell office:value-type="string" table:style-name="ce19">
            <text:p>Units:</text:p>
          </table:table-cell>
          <table:table-cell table:number-columns-repeated="5"/>
          <table:table-cell table:style-name="ce1">
            <draw:frame draw:z-index="2" draw:id="id1" draw:style-name="a1" draw:name="Chart 2" svg:x="0.76389in" svg:y="0.06972in" svg:width="4.10389in" svg:height="2.5306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/>
          <table:table-cell office:value-type="string" office:string-value="Ar" table:formula="of:=[vcmax25.Q4]" table:style-name="ce1">
            <text:p>Ar</text:p>
          </table:table-cell>
          <table:table-cell office:value-type="float" office:value="36.333333333333336" table:formula="of:=[vcmax25.R4]" table:style-name="ce18">
            <text:p>36.33</text:p>
          </table:table-cell>
          <table:table-cell office:value-type="float" office:value="16.010413278030434" table:formula="of:=[vcmax25.S4]" table:style-name="ce18">
            <text:p>16.01</text:p>
          </table:table-cell>
          <table:table-cell office:value-type="float" office:value="20" table:formula="of:=[vcmax25.T4]" table:style-name="ce18">
            <text:p>20.00</text:p>
          </table:table-cell>
          <table:table-cell office:value-type="float" office:value="52" table:formula="of:=[vcmax25.U4]" table:style-name="ce18">
            <text:p>52.00</text:p>
          </table:table-cell>
          <table:table-cell table:style-name="ce1"/>
          <table:table-cell office:value-type="string" table:style-name="ce1">
            <text:p>mu molCO2 / m^2 / s</text:p>
          </table:table-cell>
          <table:table-cell table:number-columns-repeated="16376"/>
        </table:table-row>
        <table:table-row table:style-name="ro1">
          <table:table-cell/>
          <table:table-cell office:value-type="string" office:string-value="NET-Te" table:formula="of:=[vcmax25.Q5]" table:style-name="ce1">
            <text:p>NET-Te</text:p>
          </table:table-cell>
          <table:table-cell office:value-type="float" office:value="49" table:formula="of:=[vcmax25.R5]" table:style-name="ce18">
            <text:p>49.00</text:p>
          </table:table-cell>
          <table:table-cell office:value-type="float" office:value="23.73815494093844" table:formula="of:=[vcmax25.S5]" table:style-name="ce18">
            <text:p>23.74</text:p>
          </table:table-cell>
          <table:table-cell office:value-type="float" office:value="17" table:formula="of:=[vcmax25.T5]" table:style-name="ce18">
            <text:p>17.00</text:p>
          </table:table-cell>
          <table:table-cell office:value-type="float" office:value="75" table:formula="of:=[vcmax25.U5]" table:style-name="ce18">
            <text:p>75.00</text:p>
          </table:table-cell>
          <table:table-cell table:style-name="ce1"/>
          <table:table-cell office:value-type="string" table:style-name="ce1">
            <text:p>mu molCO2 / m^2 / s</text:p>
          </table:table-cell>
          <table:table-cell table:number-columns-repeated="16376"/>
        </table:table-row>
        <table:table-row table:style-name="ro1">
          <table:table-cell/>
          <table:table-cell office:value-type="string" office:string-value="BET-Te" table:formula="of:=[vcmax25.Q6]" table:style-name="ce1">
            <text:p>BET-Te</text:p>
          </table:table-cell>
          <table:table-cell office:value-type="float" office:value="63" table:formula="of:=[vcmax25.R6]" table:style-name="ce18">
            <text:p>63.00</text:p>
          </table:table-cell>
          <table:table-cell office:value-type="float" office:value="17.447062790051511" table:formula="of:=[vcmax25.S6]" table:style-name="ce18">
            <text:p>17.45</text:p>
          </table:table-cell>
          <table:table-cell office:value-type="float" office:value="17" table:formula="of:=[vcmax25.T6]" table:style-name="ce18">
            <text:p>17.00</text:p>
          </table:table-cell>
          <table:table-cell office:value-type="float" office:value="63" table:formula="of:=[vcmax25.U6]" table:style-name="ce18">
            <text:p>63.00</text:p>
          </table:table-cell>
          <table:table-cell table:style-name="ce1"/>
          <table:table-cell office:value-type="string" table:style-name="ce1">
            <text:p>mu molCO2 / m^2 / s</text:p>
          </table:table-cell>
          <table:table-cell table:number-columns-repeated="16376"/>
        </table:table-row>
        <table:table-row table:style-name="ro1">
          <table:table-cell/>
          <table:table-cell office:value-type="string" office:string-value="NET-Bo" table:formula="of:=[vcmax25.Q7]" table:style-name="ce1">
            <text:p>NET-Bo</text:p>
          </table:table-cell>
          <table:table-cell office:value-type="float" office:value="48" table:formula="of:=[vcmax25.R7]" table:style-name="ce18">
            <text:p>48.00</text:p>
          </table:table-cell>
          <table:table-cell office:value-type="float" office:value="16.051998837112677" table:formula="of:=[vcmax25.S7]" table:style-name="ce18">
            <text:p>16.05</text:p>
          </table:table-cell>
          <table:table-cell office:value-type="float" office:value="38" table:formula="of:=[vcmax25.T7]" table:style-name="ce18">
            <text:p>38.00</text:p>
          </table:table-cell>
          <table:table-cell office:value-type="float" office:value="75" table:formula="of:=[vcmax25.U7]" table:style-name="ce18">
            <text:p>75.00</text:p>
          </table:table-cell>
          <table:table-cell table:style-name="ce1"/>
          <table:table-cell office:value-type="string" table:style-name="ce1">
            <text:p>mu molCO2 / m^2 / s</text:p>
          </table:table-cell>
          <table:table-cell table:number-columns-repeated="16376"/>
        </table:table-row>
        <table:table-row table:style-name="ro1">
          <table:table-cell/>
          <table:table-cell office:value-type="string" office:string-value="BDT-Te" table:formula="of:=[vcmax25.Q8]" table:style-name="ce1">
            <text:p>BDT-Te</text:p>
          </table:table-cell>
          <table:table-cell office:value-type="float" office:value="60.25" table:formula="of:=[vcmax25.R8]" table:style-name="ce18">
            <text:p>60.25</text:p>
          </table:table-cell>
          <table:table-cell office:value-type="float" office:value="25.612496949731394" table:formula="of:=[vcmax25.S8]" table:style-name="ce18">
            <text:p>25.61</text:p>
          </table:table-cell>
          <table:table-cell office:value-type="float" office:value="21" table:formula="of:=[vcmax25.T8]" table:style-name="ce18">
            <text:p>21.00</text:p>
          </table:table-cell>
          <table:table-cell office:value-type="float" office:value="100" table:formula="of:=[vcmax25.U8]" table:style-name="ce18">
            <text:p>100.00</text:p>
          </table:table-cell>
          <table:table-cell table:style-name="ce1"/>
          <table:table-cell office:value-type="string" table:style-name="ce1">
            <text:p>mu molCO2 / m^2 / s</text:p>
          </table:table-cell>
          <table:table-cell table:number-columns-repeated="16376"/>
        </table:table-row>
        <table:table-row table:style-name="ro1">
          <table:table-cell/>
          <table:table-cell office:value-type="string" office:string-value="BET-Tr" table:formula="of:=[vcmax25.Q9]" table:style-name="ce1">
            <text:p>BET-Tr</text:p>
          </table:table-cell>
          <table:table-cell office:value-type="float" office:value="68.2" table:formula="of:=[vcmax25.R9]" table:style-name="ce18">
            <text:p>68.20</text:p>
          </table:table-cell>
          <table:table-cell office:value-type="float" office:value="10.404326023342406" table:formula="of:=[vcmax25.S9]" table:style-name="ce18">
            <text:p>10.40</text:p>
          </table:table-cell>
          <table:table-cell office:value-type="float" office:value="52" table:formula="of:=[vcmax25.T9]" table:style-name="ce18">
            <text:p>52.00</text:p>
          </table:table-cell>
          <table:table-cell office:value-type="float" office:value="75" table:formula="of:=[vcmax25.U9]" table:style-name="ce18">
            <text:p>75.00</text:p>
          </table:table-cell>
          <table:table-cell table:style-name="ce1"/>
          <table:table-cell office:value-type="string" table:style-name="ce1">
            <text:p>mu molCO2 / m^2 / s</text:p>
          </table:table-cell>
          <table:table-cell table:number-columns-repeated="16376"/>
        </table:table-row>
        <table:table-row table:style-name="ro1">
          <table:table-cell/>
          <table:table-cell office:value-type="string" office:string-value="BDT-Bo" table:formula="of:=[vcmax25.Q10]" table:style-name="ce1">
            <text:p>BDT-Bo</text:p>
          </table:table-cell>
          <table:table-cell office:value-type="float" office:value="57.5" table:formula="of:=[vcmax25.R10]" table:style-name="ce18">
            <text:p>57.50</text:p>
          </table:table-cell>
          <table:table-cell office:value-type="float" office:value="58.079256193584293" table:formula="of:=[vcmax25.S10]" table:style-name="ce18">
            <text:p>58.08</text:p>
          </table:table-cell>
          <table:table-cell office:value-type="float" office:value="18" table:formula="of:=[vcmax25.T10]" table:style-name="ce18">
            <text:p>18.00</text:p>
          </table:table-cell>
          <table:table-cell office:value-type="float" office:value="163" table:formula="of:=[vcmax25.U10]" table:style-name="ce18">
            <text:p>163.00</text:p>
          </table:table-cell>
          <table:table-cell table:style-name="ce1"/>
          <table:table-cell office:value-type="string" table:style-name="ce1">
            <text:p>mu molCO2 / m^2 / s</text:p>
          </table:table-cell>
          <table:table-cell table:number-columns-repeated="16376"/>
        </table:table-row>
        <table:table-row table:style-name="ro1">
          <table:table-cell/>
          <table:table-cell office:value-type="string" office:string-value="BDT-Tr" table:formula="of:=[vcmax25.Q11]" table:style-name="ce1">
            <text:p>BDT-Tr</text:p>
          </table:table-cell>
          <table:table-cell office:value-type="float" office:value="90.333333333333329" table:formula="of:=[vcmax25.R11]" table:style-name="ce18">
            <text:p>90.33</text:p>
          </table:table-cell>
          <table:table-cell office:value-type="float" office:value="62.96295206971584" table:formula="of:=[vcmax25.S11]" table:style-name="ce18">
            <text:p>62.96</text:p>
          </table:table-cell>
          <table:table-cell office:value-type="float" office:value="52" table:formula="of:=[vcmax25.T11]" table:style-name="ce18">
            <text:p>52.00</text:p>
          </table:table-cell>
          <table:table-cell office:value-type="float" office:value="163" table:formula="of:=[vcmax25.U11]" table:style-name="ce18">
            <text:p>163.00</text:p>
          </table:table-cell>
          <table:table-cell table:style-name="ce1"/>
          <table:table-cell office:value-type="string" table:style-name="ce1">
            <text:p>mu molCO2 / m^2 / s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office:string-value="G1" table:formula="of:=[vcmax25.Q14]" table:style-name="ce19">
            <text:p>G1</text:p>
          </table:table-cell>
          <table:table-cell office:value-type="string" office:string-value="AVG" table:formula="of:=[vcmax25.R14]" table:style-name="ce19">
            <text:p>AVG</text:p>
          </table:table-cell>
          <table:table-cell office:value-type="string" office:string-value="SD" table:formula="of:=[vcmax25.S14]" table:style-name="ce19">
            <text:p>SD</text:p>
          </table:table-cell>
          <table:table-cell office:value-type="string" office:string-value="MIN" table:formula="of:=[vcmax25.T14]" table:style-name="ce19">
            <text:p>MIN</text:p>
          </table:table-cell>
          <table:table-cell office:value-type="string" office:string-value="MAX" table:formula="of:=[vcmax25.U14]" table:style-name="ce19">
            <text:p>MAX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office:string-value="Arctic" table:formula="of:=[vcmax25.Q15]" table:style-name="ce1">
            <text:p>Arctic</text:p>
          </table:table-cell>
          <table:table-cell office:value-type="float" office:value="2.2200000000000002" table:formula="of:=[vcmax25.R15]" table:style-name="ce1">
            <text:p>2.22</text:p>
          </table:table-cell>
          <table:table-cell office:value-type="float" office:value="0" table:formula="of:=[vcmax25.S15]" table:style-name="ce1">
            <text:p>0</text:p>
          </table:table-cell>
          <table:table-cell office:value-type="float" office:value="0" table:formula="of:=[vcmax25.T15]" table:style-name="ce1">
            <text:p>0</text:p>
          </table:table-cell>
          <table:table-cell office:value-type="float" office:value="0" table:formula="of:=[vcmax25.U15]" table:style-name="ce1">
            <text:p>0</text:p>
          </table:table-cell>
          <table:table-cell table:style-name="ce1"/>
          <table:table-cell office:value-type="string" table:style-name="ce1">
            <text:p>Pa ^ 0.5</text:p>
          </table:table-cell>
          <table:table-cell table:number-columns-repeated="16376"/>
        </table:table-row>
        <table:table-row table:style-name="ro1">
          <table:table-cell/>
          <table:table-cell office:value-type="string" office:string-value="NET-Te" table:formula="of:=[vcmax25.Q16]" table:style-name="ce1">
            <text:p>NET-Te</text:p>
          </table:table-cell>
          <table:table-cell office:value-type="float" office:value="2.35" table:formula="of:=[vcmax25.R16]" table:style-name="ce1">
            <text:p>2.35</text:p>
          </table:table-cell>
          <table:table-cell office:value-type="float" office:value="0" table:formula="of:=[vcmax25.S16]" table:style-name="ce1">
            <text:p>0</text:p>
          </table:table-cell>
          <table:table-cell office:value-type="float" office:value="0" table:formula="of:=[vcmax25.T16]" table:style-name="ce1">
            <text:p>0</text:p>
          </table:table-cell>
          <table:table-cell office:value-type="float" office:value="0" table:formula="of:=[vcmax25.U16]" table:style-name="ce1">
            <text:p>0</text:p>
          </table:table-cell>
          <table:table-cell table:style-name="ce1"/>
          <table:table-cell office:value-type="string" table:style-name="ce1">
            <text:p>Pa ^ 0.5</text:p>
          </table:table-cell>
          <table:table-cell/>
          <table:table-cell table:style-name="ce1">
            <draw:frame draw:z-index="3" draw:id="id2" draw:style-name="a2" draw:name="Chart 3" svg:x="0.44111in" svg:y="0.13889in" svg:width="5.41611in" svg:height="3.3538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office:value-type="string" office:string-value="BET-Te" table:formula="of:=[vcmax25.Q17]" table:style-name="ce1">
            <text:p>BET-Te</text:p>
          </table:table-cell>
          <table:table-cell office:value-type="float" office:value="4.12" table:formula="of:=[vcmax25.R17]" table:style-name="ce1">
            <text:p>4.12</text:p>
          </table:table-cell>
          <table:table-cell office:value-type="float" office:value="0" table:formula="of:=[vcmax25.S17]" table:style-name="ce1">
            <text:p>0</text:p>
          </table:table-cell>
          <table:table-cell office:value-type="float" office:value="0" table:formula="of:=[vcmax25.T17]" table:style-name="ce1">
            <text:p>0</text:p>
          </table:table-cell>
          <table:table-cell office:value-type="float" office:value="0" table:formula="of:=[vcmax25.U17]" table:style-name="ce1">
            <text:p>0</text:p>
          </table:table-cell>
          <table:table-cell table:style-name="ce1"/>
          <table:table-cell office:value-type="string" table:style-name="ce1">
            <text:p>Pa ^ 0.5</text:p>
          </table:table-cell>
          <table:table-cell table:number-columns-repeated="16376"/>
        </table:table-row>
        <table:table-row table:style-name="ro1">
          <table:table-cell/>
          <table:table-cell office:value-type="string" office:string-value="NET-Bo" table:formula="of:=[vcmax25.Q18]" table:style-name="ce1">
            <text:p>NET-Bo</text:p>
          </table:table-cell>
          <table:table-cell office:value-type="float" office:value="2.35" table:formula="of:=[vcmax25.R18]" table:style-name="ce1">
            <text:p>2.35</text:p>
          </table:table-cell>
          <table:table-cell office:value-type="float" office:value="0" table:formula="of:=[vcmax25.S18]" table:style-name="ce1">
            <text:p>0</text:p>
          </table:table-cell>
          <table:table-cell office:value-type="float" office:value="0" table:formula="of:=[vcmax25.T18]" table:style-name="ce1">
            <text:p>0</text:p>
          </table:table-cell>
          <table:table-cell office:value-type="float" office:value="0" table:formula="of:=[vcmax25.U18]" table:style-name="ce1">
            <text:p>0</text:p>
          </table:table-cell>
          <table:table-cell table:style-name="ce1"/>
          <table:table-cell office:value-type="string" table:style-name="ce1">
            <text:p>Pa ^ 0.5</text:p>
          </table:table-cell>
          <table:table-cell table:number-columns-repeated="16376"/>
        </table:table-row>
        <table:table-row table:style-name="ro1">
          <table:table-cell/>
          <table:table-cell office:value-type="string" office:string-value="BDT-Te" table:formula="of:=[vcmax25.Q19]" table:style-name="ce1">
            <text:p>BDT-Te</text:p>
          </table:table-cell>
          <table:table-cell office:value-type="float" office:value="4.45" table:formula="of:=[vcmax25.R19]" table:style-name="ce1">
            <text:p>4.45</text:p>
          </table:table-cell>
          <table:table-cell office:value-type="float" office:value="0" table:formula="of:=[vcmax25.S19]" table:style-name="ce1">
            <text:p>0</text:p>
          </table:table-cell>
          <table:table-cell office:value-type="float" office:value="0" table:formula="of:=[vcmax25.T19]" table:style-name="ce1">
            <text:p>0</text:p>
          </table:table-cell>
          <table:table-cell office:value-type="float" office:value="0" table:formula="of:=[vcmax25.U19]" table:style-name="ce1">
            <text:p>0</text:p>
          </table:table-cell>
          <table:table-cell table:style-name="ce1"/>
          <table:table-cell office:value-type="string" table:style-name="ce1">
            <text:p>Pa ^ 0.5</text:p>
          </table:table-cell>
          <table:table-cell table:number-columns-repeated="16376"/>
        </table:table-row>
        <table:table-row table:style-name="ro1">
          <table:table-cell/>
          <table:table-cell office:value-type="string" office:string-value="BET-Tr" table:formula="of:=[vcmax25.Q20]" table:style-name="ce1">
            <text:p>BET-Tr</text:p>
          </table:table-cell>
          <table:table-cell office:value-type="float" office:value="4.12" table:formula="of:=[vcmax25.R20]" table:style-name="ce1">
            <text:p>4.12</text:p>
          </table:table-cell>
          <table:table-cell office:value-type="float" office:value="0" table:formula="of:=[vcmax25.S20]" table:style-name="ce1">
            <text:p>0</text:p>
          </table:table-cell>
          <table:table-cell office:value-type="float" office:value="0" table:formula="of:=[vcmax25.T20]" table:style-name="ce1">
            <text:p>0</text:p>
          </table:table-cell>
          <table:table-cell office:value-type="float" office:value="0" table:formula="of:=[vcmax25.U20]" table:style-name="ce1">
            <text:p>0</text:p>
          </table:table-cell>
          <table:table-cell table:style-name="ce1"/>
          <table:table-cell office:value-type="string" table:style-name="ce1">
            <text:p>Pa ^ 0.5</text:p>
          </table:table-cell>
          <table:table-cell table:number-columns-repeated="16376"/>
        </table:table-row>
        <table:table-row table:style-name="ro1">
          <table:table-cell/>
          <table:table-cell office:value-type="string" office:string-value="BDT-Bo" table:formula="of:=[vcmax25.Q21]" table:style-name="ce1">
            <text:p>BDT-Bo</text:p>
          </table:table-cell>
          <table:table-cell office:value-type="float" office:value="4.45" table:formula="of:=[vcmax25.R21]" table:style-name="ce1">
            <text:p>4.45</text:p>
          </table:table-cell>
          <table:table-cell office:value-type="float" office:value="0" table:formula="of:=[vcmax25.S21]" table:style-name="ce1">
            <text:p>0</text:p>
          </table:table-cell>
          <table:table-cell office:value-type="float" office:value="0" table:formula="of:=[vcmax25.T21]" table:style-name="ce1">
            <text:p>0</text:p>
          </table:table-cell>
          <table:table-cell office:value-type="float" office:value="0" table:formula="of:=[vcmax25.U21]" table:style-name="ce1">
            <text:p>0</text:p>
          </table:table-cell>
          <table:table-cell table:style-name="ce1"/>
          <table:table-cell office:value-type="string" table:style-name="ce1">
            <text:p>Pa ^ 0.5</text:p>
          </table:table-cell>
          <table:table-cell table:number-columns-repeated="16376"/>
        </table:table-row>
        <table:table-row table:style-name="ro1">
          <table:table-cell/>
          <table:table-cell office:value-type="string" office:string-value="BDT-Tr" table:formula="of:=[vcmax25.Q22]" table:style-name="ce1">
            <text:p>BDT-Tr</text:p>
          </table:table-cell>
          <table:table-cell office:value-type="float" office:value="4.45" table:formula="of:=[vcmax25.R22]" table:style-name="ce1">
            <text:p>4.45</text:p>
          </table:table-cell>
          <table:table-cell office:value-type="float" office:value="0" table:formula="of:=[vcmax25.S22]" table:style-name="ce1">
            <text:p>0</text:p>
          </table:table-cell>
          <table:table-cell office:value-type="float" office:value="0" table:formula="of:=[vcmax25.T22]" table:style-name="ce1">
            <text:p>0</text:p>
          </table:table-cell>
          <table:table-cell office:value-type="float" office:value="0" table:formula="of:=[vcmax25.U22]" table:style-name="ce1">
            <text:p>0</text:p>
          </table:table-cell>
          <table:table-cell table:style-name="ce1"/>
          <table:table-cell office:value-type="string" table:style-name="ce1">
            <text:p>Pa ^ 0.5</text:p>
          </table:table-cell>
          <table:table-cell table:number-columns-repeated="16376"/>
        </table:table-row>
        <table:table-row table:number-rows-repeated="1048547" table:style-name="ro1">
          <table:table-cell table:number-columns-repeated="16384"/>
        </table:table-row>
      </table:table>
      <table:table table:name="vcmax25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8" table:default-cell-style-name="ce1"/>
        <table:table-column table:style-name="co1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climate zone</text:p>
          </table:table-cell>
          <table:table-cell office:value-type="string" table:style-name="ce2">
            <text:p>CZ</text:p>
          </table:table-cell>
          <table:table-cell office:value-type="string" table:style-name="ce2">
            <text:p>PFT</text:p>
          </table:table-cell>
          <table:table-cell office:value-type="string" table:style-name="ce2">
            <text:p>PFT-CZ</text:p>
          </table:table-cell>
          <table:table-cell office:value-type="string" table:style-name="ce2">
            <text:p>Plant functional type</text:p>
          </table:table-cell>
          <table:table-cell office:value-type="string" table:style-name="ce3">
            <text:p>Vc,max(lmol-2 -1m s )</text:p>
          </table:table-cell>
          <table:table-cell office:value-type="string" table:style-name="ce3">
            <text:p>Vcmax CLM Non CN mode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AVIM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NET</text:p>
          </table:table-cell>
          <table:table-cell office:value-type="string" office:string-value="NET-Te" table:formula="of:=[.D2]&amp;&quot;-&quot;&amp;[.C2]" table:style-name="ce2">
            <text:p>NET-Te</text:p>
          </table:table-cell>
          <table:table-cell office:value-type="string" table:style-name="ce2">
            <text:p>Needle leaf evergreen temperate tree</text:p>
          </table:table-cell>
          <table:table-cell office:value-type="float" office:value="60" table:style-name="ce3">
            <text:p>60.00</text:p>
          </table:table-cell>
          <table:table-cell table:style-name="ce3"/>
          <table:table-cell table:style-name="ce1"/>
          <table:table-cell office:value-type="string" table:style-name="ce4">
            <text:p>OVERAL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AVIM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NET</text:p>
          </table:table-cell>
          <table:table-cell office:value-type="string" office:string-value="NET-Bo" table:formula="of:=[.D3]&amp;&quot;-&quot;&amp;[.C3]" table:style-name="ce2">
            <text:p>NET-Bo</text:p>
          </table:table-cell>
          <table:table-cell office:value-type="string" table:style-name="ce2">
            <text:p>Needle leaf evergreen boreal tree</text:p>
          </table:table-cell>
          <table:table-cell office:value-type="float" office:value="58" table:style-name="ce3">
            <text:p>58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Means</text:p>
          </table:table-cell>
          <table:table-cell office:value-type="string" table:style-name="ce5">
            <text:p>AVG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table:style-name="ce1"/>
          <table:table-cell office:value-type="string" table:style-name="ce4">
            <text:p>VCMAX25</text:p>
          </table:table-cell>
          <table:table-cell office:value-type="string" table:style-name="ce5">
            <text:p>AVG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VIM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NDT</text:p>
          </table:table-cell>
          <table:table-cell office:value-type="string" office:string-value="NDT-Bo" table:formula="of:=[.D4]&amp;&quot;-&quot;&amp;[.C4]" table:style-name="ce2">
            <text:p>NDT-Bo</text:p>
          </table:table-cell>
          <table:table-cell office:value-type="string" table:style-name="ce2">
            <text:p>Needle leaf deciduous boreal tree</text:p>
          </table:table-cell>
          <table:table-cell office:value-type="float" office:value="68" table:style-name="ce3">
            <text:p>68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Arctic</text:p>
          </table:table-cell>
          <table:table-cell office:value-type="float" office:value="41" table:formula="of:=AVERAGEIF([.B:.B];[.K4];[.G:.G])" table:style-name="ce6">
            <text:p>41</text:p>
          </table:table-cell>
          <table:table-cell office:value-type="float" office:value="16.06237840420901" table:formula="of:=STDEV(IF([.B:.B]=[.K4];[.G:.G]))" table:number-matrix-columns-spanned="1" table:number-matrix-rows-spanned="1" table:style-name="ce6">
            <text:p>16</text:p>
          </table:table-cell>
          <table:table-cell office:value-type="float" office:value="20" table:formula="of:=MIN(IF([.B:.B]=[.K4];[.G:.G]))" table:number-matrix-columns-spanned="1" table:number-matrix-rows-spanned="1" table:style-name="ce7">
            <text:p>20</text:p>
          </table:table-cell>
          <table:table-cell office:value-type="float" office:value="55" table:formula="of:=MAX(IF([.B:.B]=[.K4];[.G:.G]))" table:number-matrix-columns-spanned="1" table:number-matrix-rows-spanned="1" table:style-name="ce7">
            <text:p>55</text:p>
          </table:table-cell>
          <table:table-cell table:style-name="ce1"/>
          <table:table-cell office:value-type="string" table:style-name="ce2">
            <text:p>Ar</text:p>
          </table:table-cell>
          <table:table-cell office:value-type="float" office:value="36.333333333333336" table:formula="of:=AVERAGEIF([.E:.E];[.Q4];[.G:.G])" table:style-name="ce6">
            <text:p>36</text:p>
          </table:table-cell>
          <table:table-cell office:value-type="float" office:value="16.010413278030434" table:formula="of:=STDEV(IF([.E:.E]=[.Q4];[.G:.G]))" table:number-matrix-columns-spanned="1" table:number-matrix-rows-spanned="1" table:style-name="ce6">
            <text:p>16</text:p>
          </table:table-cell>
          <table:table-cell office:value-type="float" office:value="20" table:formula="of:=MIN(IF([.E:.E]=[.Q4];[.G:.G]))" table:number-matrix-columns-spanned="1" table:number-matrix-rows-spanned="1" table:style-name="ce7">
            <text:p>20</text:p>
          </table:table-cell>
          <table:table-cell office:value-type="float" office:value="52" table:formula="of:=MAX(IF([.E:.E]=[.Q4];[.G:.G]))" table:number-matrix-columns-spanned="1" table:number-matrix-rows-spanned="1" table:style-name="ce7">
            <text:p>5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VIM</text:p>
          </table:table-cell>
          <table:table-cell office:value-type="string" table:style-name="ce2">
            <text:p>tropcial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BET</text:p>
          </table:table-cell>
          <table:table-cell office:value-type="string" office:string-value="BET-Tr" table:formula="of:=[.D5]&amp;&quot;-&quot;&amp;[.C5]" table:style-name="ce2">
            <text:p>BET-Tr</text:p>
          </table:table-cell>
          <table:table-cell office:value-type="string" table:style-name="ce2">
            <text:p>Broad leaf evergreen tropical tree</text:p>
          </table:table-cell>
          <table:table-cell office:value-type="float" office:value="64" table:style-name="ce3">
            <text:p>64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Boreal</text:p>
          </table:table-cell>
          <table:table-cell office:value-type="float" office:value="52.133333333333333" table:formula="of:=AVERAGEIF([.B:.B];[.K5];[.G:.G])" table:style-name="ce6">
            <text:p>52</text:p>
          </table:table-cell>
          <table:table-cell office:value-type="float" office:value="17.224843630501784" table:formula="of:=STDEV(IF([.B:.B]=[.K5];[.G:.G]))" table:number-matrix-columns-spanned="1" table:number-matrix-rows-spanned="1" table:style-name="ce6">
            <text:p>17</text:p>
          </table:table-cell>
          <table:table-cell office:value-type="float" office:value="17" table:formula="of:=MIN(IF([.B:.B]=[.K5];[.G:.G]))" table:number-matrix-columns-spanned="1" table:number-matrix-rows-spanned="1" table:style-name="ce7">
            <text:p>17</text:p>
          </table:table-cell>
          <table:table-cell office:value-type="float" office:value="75" table:formula="of:=MAX(IF([.B:.B]=[.K5];[.G:.G]))" table:number-matrix-columns-spanned="1" table:number-matrix-rows-spanned="1" table:style-name="ce7">
            <text:p>75</text:p>
          </table:table-cell>
          <table:table-cell table:style-name="ce1"/>
          <table:table-cell office:value-type="string" table:style-name="ce2">
            <text:p>NET-Te</text:p>
          </table:table-cell>
          <table:table-cell office:value-type="float" office:value="49" table:formula="of:=AVERAGEIF([.E:.E];[.Q5];[.G:.G])" table:style-name="ce6">
            <text:p>49</text:p>
          </table:table-cell>
          <table:table-cell office:value-type="float" office:value="23.73815494093844" table:formula="of:=STDEV(IF([.E:.E]=[.Q5];[.G:.G]))" table:number-matrix-columns-spanned="1" table:number-matrix-rows-spanned="1" table:style-name="ce6">
            <text:p>24</text:p>
          </table:table-cell>
          <table:table-cell office:value-type="float" office:value="17" table:formula="of:=MIN(IF([.E:.E]=[.Q5];[.G:.G]))" table:number-matrix-columns-spanned="1" table:number-matrix-rows-spanned="1" table:style-name="ce7">
            <text:p>17</text:p>
          </table:table-cell>
          <table:table-cell office:value-type="float" office:value="75" table:formula="of:=MAX(IF([.E:.E]=[.Q5];[.G:.G]))" table:number-matrix-columns-spanned="1" table:number-matrix-rows-spanned="1" table:style-name="ce7">
            <text:p>7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VIM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BET</text:p>
          </table:table-cell>
          <table:table-cell office:value-type="string" office:string-value="BET-Te" table:formula="of:=[.D6]&amp;&quot;-&quot;&amp;[.C6]" table:style-name="ce2">
            <text:p>BET-Te</text:p>
          </table:table-cell>
          <table:table-cell office:value-type="string" table:style-name="ce2">
            <text:p>Broad leaf evergreen temperate tree</text:p>
          </table:table-cell>
          <table:table-cell office:value-type="float" office:value="68" table:style-name="ce3">
            <text:p>68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Temperate</text:p>
          </table:table-cell>
          <table:table-cell office:value-type="float" office:value="57.6" table:formula="of:=AVERAGEIF([.B:.B];[.K6];[.G:.G])" table:style-name="ce6">
            <text:p>58</text:p>
          </table:table-cell>
          <table:table-cell office:value-type="float" office:value="21.433618453261687" table:formula="of:=STDEV(IF([.B:.B]=[.K6];[.G:.G]))" table:number-matrix-columns-spanned="1" table:number-matrix-rows-spanned="1" table:style-name="ce6">
            <text:p>21</text:p>
          </table:table-cell>
          <table:table-cell office:value-type="float" office:value="17" table:formula="of:=MIN(IF([.B:.B]=[.K6];[.G:.G]))" table:number-matrix-columns-spanned="1" table:number-matrix-rows-spanned="1" table:style-name="ce7">
            <text:p>17</text:p>
          </table:table-cell>
          <table:table-cell office:value-type="float" office:value="100" table:formula="of:=MAX(IF([.B:.B]=[.K6];[.G:.G]))" table:number-matrix-columns-spanned="1" table:number-matrix-rows-spanned="1" table:style-name="ce7">
            <text:p>100</text:p>
          </table:table-cell>
          <table:table-cell table:style-name="ce1"/>
          <table:table-cell office:value-type="string" table:style-name="ce2">
            <text:p>BET-Te</text:p>
          </table:table-cell>
          <table:table-cell office:value-type="float" office:value="63" table:formula="of:=AVERAGEIF([.E:.E];[.Q6];[.G:.G])" table:style-name="ce6">
            <text:p>63</text:p>
          </table:table-cell>
          <table:table-cell office:value-type="float" office:value="17.447062790051511" table:formula="of:=STDEV(IF([.E:.E]=[.Q7];[.G:.G]))" table:number-matrix-columns-spanned="1" table:number-matrix-rows-spanned="1" table:style-name="ce6">
            <text:p>17</text:p>
          </table:table-cell>
          <table:table-cell office:value-type="float" office:value="17" table:formula="of:=MIN(IF([.E:.E]=[.Q7];[.G:.G]))" table:number-matrix-columns-spanned="1" table:number-matrix-rows-spanned="1" table:style-name="ce7">
            <text:p>17</text:p>
          </table:table-cell>
          <table:table-cell office:value-type="float" office:value="63" table:formula="of:=MAX(IF([.E:.E]=[.Q7];[.G:.G]))" table:number-matrix-columns-spanned="1" table:number-matrix-rows-spanned="1" table:style-name="ce7">
            <text:p>6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VIM</text:p>
          </table:table-cell>
          <table:table-cell office:value-type="string" table:style-name="ce2">
            <text:p>tropical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BDT</text:p>
          </table:table-cell>
          <table:table-cell office:value-type="string" office:string-value="BDT-Tr" table:formula="of:=[.D7]&amp;&quot;-&quot;&amp;[.C7]" table:style-name="ce2">
            <text:p>BDT-Tr</text:p>
          </table:table-cell>
          <table:table-cell office:value-type="string" table:style-name="ce2">
            <text:p>Broad leaf deciduous tropical tree</text:p>
          </table:table-cell>
          <table:table-cell office:value-type="float" office:value="56" table:style-name="ce3">
            <text:p>56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Tropical</text:p>
          </table:table-cell>
          <table:table-cell office:value-type="float" office:value="78.285714285714292" table:formula="of:=AVERAGEIF([.B:.B];[.K7];[.G:.G])" table:style-name="ce6">
            <text:p>78</text:p>
          </table:table-cell>
          <table:table-cell office:value-type="float" office:value="60.77475979854983" table:formula="of:=STDEV(IF([.B:.B]=[.K7];[.G:.G]))" table:number-matrix-columns-spanned="1" table:number-matrix-rows-spanned="1" table:style-name="ce6">
            <text:p>61</text:p>
          </table:table-cell>
          <table:table-cell office:value-type="float" office:value="18" table:formula="of:=MIN(IF([.B:.B]=[.K7];[.G:.G]))" table:number-matrix-columns-spanned="1" table:number-matrix-rows-spanned="1" table:style-name="ce7">
            <text:p>18</text:p>
          </table:table-cell>
          <table:table-cell office:value-type="float" office:value="163" table:formula="of:=MAX(IF([.B:.B]=[.K7];[.G:.G]))" table:number-matrix-columns-spanned="1" table:number-matrix-rows-spanned="1" table:style-name="ce7">
            <text:p>163</text:p>
          </table:table-cell>
          <table:table-cell table:style-name="ce1"/>
          <table:table-cell office:value-type="string" table:style-name="ce2">
            <text:p>NET-Bo</text:p>
          </table:table-cell>
          <table:table-cell office:value-type="float" office:value="48" table:formula="of:=AVERAGEIF([.E:.E];[.Q7];[.G:.G])" table:style-name="ce6">
            <text:p>48</text:p>
          </table:table-cell>
          <table:table-cell office:value-type="float" office:value="16.051998837112677" table:formula="of:=STDEV(IF([.E:.E]=[.Q10];[.G:.G]))" table:number-matrix-columns-spanned="1" table:number-matrix-rows-spanned="1" table:style-name="ce6">
            <text:p>16</text:p>
          </table:table-cell>
          <table:table-cell office:value-type="float" office:value="38" table:formula="of:=MIN(IF([.E:.E]=[.Q10];[.G:.G]))" table:number-matrix-columns-spanned="1" table:number-matrix-rows-spanned="1" table:style-name="ce7">
            <text:p>38</text:p>
          </table:table-cell>
          <table:table-cell office:value-type="float" office:value="75" table:formula="of:=MAX(IF([.E:.E]=[.Q10];[.G:.G]))" table:number-matrix-columns-spanned="1" table:number-matrix-rows-spanned="1" table:style-name="ce7">
            <text:p>7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VIM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BDT</text:p>
          </table:table-cell>
          <table:table-cell office:value-type="string" office:string-value="BDT-Te" table:formula="of:=[.D8]&amp;&quot;-&quot;&amp;[.C8]" table:style-name="ce2">
            <text:p>BDT-Te</text:p>
          </table:table-cell>
          <table:table-cell office:value-type="string" table:style-name="ce2">
            <text:p>Broad leaf deciduous temperate tree</text:p>
          </table:table-cell>
          <table:table-cell office:value-type="float" office:value="60" table:style-name="ce3">
            <text:p>60.00</text:p>
          </table:table-cell>
          <table:table-cell table:style-name="ce3"/>
          <table:table-cell table:number-columns-repeated="8" table:style-name="ce1"/>
          <table:table-cell office:value-type="string" table:style-name="ce2">
            <text:p>BDT-Te</text:p>
          </table:table-cell>
          <table:table-cell office:value-type="float" office:value="60.25" table:formula="of:=AVERAGEIF([.E:.E];[.Q8];[.G:.G])" table:style-name="ce6">
            <text:p>60</text:p>
          </table:table-cell>
          <table:table-cell office:value-type="float" office:value="25.612496949731394" table:formula="of:=STDEV(IF([.E:.E]=[.Q6];[.G:.G]))" table:number-matrix-columns-spanned="1" table:number-matrix-rows-spanned="1" table:style-name="ce6">
            <text:p>26</text:p>
          </table:table-cell>
          <table:table-cell office:value-type="float" office:value="21" table:formula="of:=MIN(IF([.E:.E]=[.Q6];[.G:.G]))" table:number-matrix-columns-spanned="1" table:number-matrix-rows-spanned="1" table:style-name="ce7">
            <text:p>21</text:p>
          </table:table-cell>
          <table:table-cell office:value-type="float" office:value="100" table:formula="of:=MAX(IF([.E:.E]=[.Q6];[.G:.G]))" table:number-matrix-columns-spanned="1" table:number-matrix-rows-spanned="1" table:style-name="ce7">
            <text:p>1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VIM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DT</text:p>
          </table:table-cell>
          <table:table-cell office:value-type="string" office:string-value="BDT-Bo" table:formula="of:=[.D9]&amp;&quot;-&quot;&amp;[.C9]" table:style-name="ce2">
            <text:p>BDT-Bo</text:p>
          </table:table-cell>
          <table:table-cell office:value-type="string" table:style-name="ce2">
            <text:p>Broad leaf deciduous boreal tree</text:p>
          </table:table-cell>
          <table:table-cell office:value-type="float" office:value="65" table:style-name="ce3">
            <text:p>65.00</text:p>
          </table:table-cell>
          <table:table-cell table:style-name="ce3"/>
          <table:table-cell table:style-name="ce1"/>
          <table:table-cell office:value-type="string" table:style-name="ce4">
            <text:p>PER MODEL</text:p>
          </table:table-cell>
          <table:table-cell table:number-columns-repeated="6" table:style-name="ce1"/>
          <table:table-cell office:value-type="string" table:style-name="ce2">
            <text:p>BET-Tr</text:p>
          </table:table-cell>
          <table:table-cell office:value-type="float" office:value="68.2" table:formula="of:=AVERAGEIF([.E:.E];[.Q9];[.G:.G])" table:style-name="ce6">
            <text:p>68</text:p>
          </table:table-cell>
          <table:table-cell office:value-type="float" office:value="10.404326023342406" table:formula="of:=STDEV(IF([.E:.E]=[.Q8];[.G:.G]))" table:number-matrix-columns-spanned="1" table:number-matrix-rows-spanned="1" table:style-name="ce6">
            <text:p>10</text:p>
          </table:table-cell>
          <table:table-cell office:value-type="float" office:value="52" table:formula="of:=MIN(IF([.E:.E]=[.Q8];[.G:.G]))" table:number-matrix-columns-spanned="1" table:number-matrix-rows-spanned="1" table:style-name="ce7">
            <text:p>52</text:p>
          </table:table-cell>
          <table:table-cell office:value-type="float" office:value="75" table:formula="of:=MAX(IF([.E:.E]=[.Q8];[.G:.G]))" table:number-matrix-columns-spanned="1" table:number-matrix-rows-spanned="1" table:style-name="ce7">
            <text:p>7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VIM</text:p>
          </table:table-cell>
          <table:table-cell table:number-columns-repeated="2" table:style-name="ce1"/>
          <table:table-cell table:style-name="ce2"/>
          <table:table-cell office:value-type="string" office:string-value="-" table:formula="of:=[.D10]&amp;&quot;-&quot;&amp;[.C10]" table:style-name="ce2">
            <text:p>-</text:p>
          </table:table-cell>
          <table:table-cell office:value-type="string" table:style-name="ce2">
            <text:p>Broad leaf deciduous temperate shrub</text:p>
          </table:table-cell>
          <table:table-cell office:value-type="float" office:value="52" table:style-name="ce3">
            <text:p>52.00</text:p>
          </table:table-cell>
          <table:table-cell table:style-name="ce3"/>
          <table:table-cell table:number-columns-repeated="8" table:style-name="ce1"/>
          <table:table-cell office:value-type="string" table:style-name="ce8">
            <text:p>BDT-Bo</text:p>
          </table:table-cell>
          <table:table-cell office:value-type="float" office:value="57.5" table:formula="of:=AVERAGEIF([.E:.E];[.Q10];[.G:.G])" table:style-name="ce6">
            <text:p>58</text:p>
          </table:table-cell>
          <table:table-cell office:value-type="float" office:value="58.079256193584293" table:formula="of:=STDEV(IF([.E:.E]=[.Q9];[.G:.G]))" table:number-matrix-columns-spanned="1" table:number-matrix-rows-spanned="1" table:style-name="ce9">
            <text:p>58</text:p>
          </table:table-cell>
          <table:table-cell office:value-type="float" office:value="18" table:formula="of:=MIN(IF([.E:.E]=[.Q9];[.G:.G]))" table:number-matrix-columns-spanned="1" table:number-matrix-rows-spanned="1" table:style-name="ce10">
            <text:p>18</text:p>
          </table:table-cell>
          <table:table-cell office:value-type="float" office:value="163" table:formula="of:=MAX(IF([.E:.E]=[.Q9];[.G:.G]))" table:number-matrix-columns-spanned="1" table:number-matrix-rows-spanned="1" table:style-name="ce10">
            <text:p>16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VIM</text:p>
          </table:table-cell>
          <table:table-cell table:number-columns-repeated="2" table:style-name="ce1"/>
          <table:table-cell table:style-name="ce2"/>
          <table:table-cell office:value-type="string" office:string-value="-" table:formula="of:=[.D11]&amp;&quot;-&quot;&amp;[.C11]" table:style-name="ce2">
            <text:p>-</text:p>
          </table:table-cell>
          <table:table-cell office:value-type="string" table:style-name="ce2">
            <text:p>Broad leaf deciduous boreal shrub</text:p>
          </table:table-cell>
          <table:table-cell office:value-type="float" office:value="56" table:style-name="ce3">
            <text:p>56.00</text:p>
          </table:table-cell>
          <table:table-cell table:style-name="ce3"/>
          <table:table-cell table:style-name="ce1"/>
          <table:table-cell office:value-type="string" table:style-name="ce4">
            <text:p>AVIM</text:p>
          </table:table-cell>
          <table:table-cell office:value-type="string" table:style-name="ce2">
            <text:p>Means</text:p>
          </table:table-cell>
          <table:table-cell office:value-type="string" table:style-name="ce5">
            <text:p>AVG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table:style-name="ce1"/>
          <table:table-cell office:value-type="string" table:style-name="ce8">
            <text:p>BDT-Tr</text:p>
          </table:table-cell>
          <table:table-cell office:value-type="float" office:value="90.333333333333329" table:formula="of:=AVERAGEIF([.E:.E];[.Q11];[.G:.G])" table:style-name="ce6">
            <text:p>90</text:p>
          </table:table-cell>
          <table:table-cell office:value-type="float" office:value="62.96295206971584" table:formula="of:=STDEV(IF([.E:.E]=[.Q11];[.G:.G]))" table:number-matrix-columns-spanned="1" table:number-matrix-rows-spanned="1" table:style-name="ce9">
            <text:p>63</text:p>
          </table:table-cell>
          <table:table-cell office:value-type="float" office:value="52" table:formula="of:=MIN(IF([.E:.E]=[.Q11];[.G:.G]))" table:number-matrix-columns-spanned="1" table:number-matrix-rows-spanned="1" table:style-name="ce10">
            <text:p>52</text:p>
          </table:table-cell>
          <table:table-cell office:value-type="float" office:value="163" table:formula="of:=MAX(IF([.E:.E]=[.Q11];[.G:.G]))" table:number-matrix-columns-spanned="1" table:number-matrix-rows-spanned="1" table:style-name="ce10">
            <text:p>16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VI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12]&amp;&quot;-&quot;&amp;[.C12]" table:style-name="ce2">
            <text:p>-</text:p>
          </table:table-cell>
          <table:table-cell office:value-type="string" table:style-name="ce2">
            <text:p>Broad leaf evergreen shrub</text:p>
          </table:table-cell>
          <table:table-cell office:value-type="float" office:value="60" table:style-name="ce3">
            <text:p>60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Arctic</text:p>
          </table:table-cell>
          <table:table-cell office:value-type="float" office:value="55" table:formula="of:=AVERAGE(IF([.A:.A]=[.J11]; IF([.B:.B]=[.K12];[.G:.G])))" table:number-matrix-columns-spanned="1" table:number-matrix-rows-spanned="1" table:style-name="ce6">
            <text:p>55</text:p>
          </table:table-cell>
          <table:table-cell office:value-type="float" office:value="0" table:formula="of:=STDEV(IF([.A:.A]=[.J11]; IF([.B:.B]=[.$K12];[.G:.G])))" table:number-matrix-columns-spanned="1" table:number-matrix-rows-spanned="1" table:style-name="ce6">
            <text:p>#DIV/0!</text:p>
          </table:table-cell>
          <table:table-cell office:value-type="float" office:value="55" table:formula="of:=MIN(IF([.A:.A]=[.J11]; IF([.B:.B]=[.$K12];[.G:.G])))" table:number-matrix-columns-spanned="1" table:number-matrix-rows-spanned="1" table:style-name="ce7">
            <text:p>55</text:p>
          </table:table-cell>
          <table:table-cell office:value-type="float" office:value="55" table:formula="of:=MAX(IF([.A:.A]=[.J11]; IF([.B:.B]=[.$K12];[.G:.G])))" table:number-matrix-columns-spanned="1" table:number-matrix-rows-spanned="1" table:style-name="ce7">
            <text:p>5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AVIM</text:p>
          </table:table-cell>
          <table:table-cell office:value-type="string" table:style-name="ce2">
            <text:p>arctic</text:p>
          </table:table-cell>
          <table:table-cell table:number-columns-repeated="2" table:style-name="ce2"/>
          <table:table-cell office:value-type="string" office:string-value="-" table:formula="of:=[.D13]&amp;&quot;-&quot;&amp;[.C13]" table:style-name="ce2">
            <text:p>-</text:p>
          </table:table-cell>
          <table:table-cell office:value-type="string" table:style-name="ce2">
            <text:p>C3 arctic grass</text:p>
          </table:table-cell>
          <table:table-cell office:value-type="float" office:value="55" table:style-name="ce3">
            <text:p>55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Boreal</text:p>
          </table:table-cell>
          <table:table-cell office:value-type="float" office:value="63.666666666666664" table:formula="of:=AVERAGE(IF([.A:.A]=[.J$11]; IF([.B:.B]=[.K13];[.G:.G])))" table:number-matrix-columns-spanned="1" table:number-matrix-rows-spanned="1" table:style-name="ce6">
            <text:p>64</text:p>
          </table:table-cell>
          <table:table-cell office:value-type="float" office:value="5.1316014394468841" table:formula="of:=STDEV(IF([.A:.A]=[.J$11]; IF([.B:.B]=[.$K13];[.G:.G])))" table:number-matrix-columns-spanned="1" table:number-matrix-rows-spanned="1" table:style-name="ce6">
            <text:p>5</text:p>
          </table:table-cell>
          <table:table-cell office:value-type="float" office:value="58" table:formula="of:=MIN(IF([.A:.A]=[.J$11]; IF([.B:.B]=[.$K13];[.G:.G])))" table:number-matrix-columns-spanned="1" table:number-matrix-rows-spanned="1" table:style-name="ce7">
            <text:p>58</text:p>
          </table:table-cell>
          <table:table-cell office:value-type="float" office:value="68" table:formula="of:=MAX(IF([.A:.A]=[.J$11]; IF([.B:.B]=[.$K13];[.G:.G])))" table:number-matrix-columns-spanned="1" table:number-matrix-rows-spanned="1" table:style-name="ce7">
            <text:p>68</text:p>
          </table:table-cell>
          <table:table-cell table:style-name="ce1"/>
          <table:table-cell table:style-name="ce2"/>
          <table:table-cell table:number-columns-repeated="16367" table:style-name="ce1"/>
        </table:table-row>
        <table:table-row table:style-name="ro1">
          <table:table-cell office:value-type="string" table:style-name="ce2">
            <text:p>AVI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14]&amp;&quot;-&quot;&amp;[.C14]" table:style-name="ce2">
            <text:p>-</text:p>
          </table:table-cell>
          <table:table-cell office:value-type="string" table:style-name="ce2">
            <text:p>C3 non-arctic grass</text:p>
          </table:table-cell>
          <table:table-cell office:value-type="float" office:value="40" table:style-name="ce3">
            <text:p>40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Temperate</text:p>
          </table:table-cell>
          <table:table-cell office:value-type="float" office:value="62.666666666666664" table:formula="of:=AVERAGE(IF([.A:.A]=[.J$11]; IF([.B:.B]=[.K14];[.G:.G])))" table:number-matrix-columns-spanned="1" table:number-matrix-rows-spanned="1" table:style-name="ce6">
            <text:p>63</text:p>
          </table:table-cell>
          <table:table-cell office:value-type="float" office:value="4.6188021535170067" table:formula="of:=STDEV(IF([.A:.A]=[.J$11]; IF([.B:.B]=[.$K14];[.G:.G])))" table:number-matrix-columns-spanned="1" table:number-matrix-rows-spanned="1" table:style-name="ce6">
            <text:p>5</text:p>
          </table:table-cell>
          <table:table-cell office:value-type="float" office:value="60" table:formula="of:=MIN(IF([.A:.A]=[.J$11]; IF([.B:.B]=[.$K14];[.G:.G])))" table:number-matrix-columns-spanned="1" table:number-matrix-rows-spanned="1" table:style-name="ce7">
            <text:p>60</text:p>
          </table:table-cell>
          <table:table-cell office:value-type="float" office:value="68" table:formula="of:=MAX(IF([.A:.A]=[.J$11]; IF([.B:.B]=[.$K14];[.G:.G])))" table:number-matrix-columns-spanned="1" table:number-matrix-rows-spanned="1" table:style-name="ce7">
            <text:p>68</text:p>
          </table:table-cell>
          <table:table-cell table:style-name="ce1"/>
          <table:table-cell office:value-type="string" table:style-name="ce4">
            <text:p>G1</text:p>
          </table:table-cell>
          <table:table-cell office:value-type="string" table:style-name="ce5">
            <text:p>AVG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VI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15]&amp;&quot;-&quot;&amp;[.C15]" table:style-name="ce2">
            <text:p>-</text:p>
          </table:table-cell>
          <table:table-cell office:value-type="string" table:style-name="ce2">
            <text:p>C4 grass</text:p>
          </table:table-cell>
          <table:table-cell office:value-type="float" office:value="25" table:style-name="ce3">
            <text:p>25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Tropical</text:p>
          </table:table-cell>
          <table:table-cell office:value-type="float" office:value="56" table:formula="of:=AVERAGE(IF([.A:.A]=[.J$11]; IF([.B:.B]=[.K15];[.G:.G])))" table:number-matrix-columns-spanned="1" table:number-matrix-rows-spanned="1" table:style-name="ce6">
            <text:p>56</text:p>
          </table:table-cell>
          <table:table-cell office:value-type="float" office:value="0" table:formula="of:=STDEV(IF([.A:.A]=[.J$11]; IF([.B:.B]=[.$K15];[.G:.G])))" table:number-matrix-columns-spanned="1" table:number-matrix-rows-spanned="1" table:style-name="ce6">
            <text:p>#DIV/0!</text:p>
          </table:table-cell>
          <table:table-cell office:value-type="float" office:value="56" table:formula="of:=MIN(IF([.A:.A]=[.J$11]; IF([.B:.B]=[.$K15];[.G:.G])))" table:number-matrix-columns-spanned="1" table:number-matrix-rows-spanned="1" table:style-name="ce7">
            <text:p>56</text:p>
          </table:table-cell>
          <table:table-cell office:value-type="float" office:value="56" table:formula="of:=MAX(IF([.A:.A]=[.J$11]; IF([.B:.B]=[.$K15];[.G:.G])))" table:number-matrix-columns-spanned="1" table:number-matrix-rows-spanned="1" table:style-name="ce7">
            <text:p>56</text:p>
          </table:table-cell>
          <table:table-cell table:style-name="ce1"/>
          <table:table-cell office:value-type="string" table:style-name="ce2">
            <text:p>Arctic</text:p>
          </table:table-cell>
          <table:table-cell office:value-type="float" office:value="2.2200000000000002" table:formula="of:=AVERAGEIF(['g1'.D:.D];[.Q15];['g1'.E:.E])" table:style-name="ce3">
            <text:p>2.22</text:p>
          </table:table-cell>
          <table:table-cell table:style-name="ce6"/>
          <table:table-cell table:number-columns-repeated="2" table:style-name="ce7"/>
          <table:table-cell table:number-columns-repeated="16363"/>
        </table:table-row>
        <table:table-row table:style-name="ro1">
          <table:table-cell office:value-type="string" table:style-name="ce2">
            <text:p>AVI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16]&amp;&quot;-&quot;&amp;[.C16]" table:style-name="ce2">
            <text:p>-</text:p>
          </table:table-cell>
          <table:table-cell office:value-type="string" table:style-name="ce2">
            <text:p>Crop</text:p>
          </table:table-cell>
          <table:table-cell office:value-type="float" office:value="55" table:style-name="ce3">
            <text:p>55.00</text:p>
          </table:table-cell>
          <table:table-cell table:style-name="ce3"/>
          <table:table-cell table:number-columns-repeated="8" table:style-name="ce1"/>
          <table:table-cell office:value-type="string" table:style-name="ce2">
            <text:p>NET-Te</text:p>
          </table:table-cell>
          <table:table-cell office:value-type="float" office:value="2.35" table:formula="of:=AVERAGEIF(['g1'.D:.D];[.Q16];['g1'.E:.E])" table:style-name="ce11">
            <text:p>2.35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BETHY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NET</text:p>
          </table:table-cell>
          <table:table-cell office:value-type="string" office:string-value="NET-Bo" table:formula="of:=[.D17]&amp;&quot;-&quot;&amp;[.C17]" table:style-name="ce2">
            <text:p>NET-Bo</text:p>
          </table:table-cell>
          <table:table-cell office:value-type="string" table:style-name="ce2">
            <text:p>Evergreen coniferous forest</text:p>
          </table:table-cell>
          <table:table-cell office:value-type="float" office:value="58" table:style-name="ce3">
            <text:p>58.00</text:p>
          </table:table-cell>
          <table:table-cell table:style-name="ce3"/>
          <table:table-cell table:style-name="ce1"/>
          <table:table-cell office:value-type="string" table:style-name="ce4">
            <text:p>BETHY</text:p>
          </table:table-cell>
          <table:table-cell office:value-type="string" table:style-name="ce2">
            <text:p>Means</text:p>
          </table:table-cell>
          <table:table-cell office:value-type="string" table:style-name="ce5">
            <text:p>AVG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table:style-name="ce1"/>
          <table:table-cell office:value-type="string" table:style-name="ce2">
            <text:p>BET-Te</text:p>
          </table:table-cell>
          <table:table-cell office:value-type="float" office:value="4.12" table:formula="of:=AVERAGEIF(['g1'.D:.D];[.Q17];['g1'.E:.E])" table:style-name="ce11">
            <text:p>4.12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BETHY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NDT</text:p>
          </table:table-cell>
          <table:table-cell office:value-type="string" office:string-value="NDT-Bo" table:formula="of:=[.D18]&amp;&quot;-&quot;&amp;[.C18]" table:style-name="ce2">
            <text:p>NDT-Bo</text:p>
          </table:table-cell>
          <table:table-cell office:value-type="string" table:style-name="ce2">
            <text:p>Deciduous coniferous trees</text:p>
          </table:table-cell>
          <table:table-cell office:value-type="float" office:value="36" table:style-name="ce3">
            <text:p>36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Arctic</text:p>
          </table:table-cell>
          <table:table-cell office:value-type="float" office:value="20" table:formula="of:=AVERAGE(IF([.A:.A]=[.J$17]; IF([.B:.B]=[.K18];[.G:.G])))" table:number-matrix-columns-spanned="1" table:number-matrix-rows-spanned="1" table:style-name="ce6">
            <text:p>20</text:p>
          </table:table-cell>
          <table:table-cell office:value-type="float" office:value="0" table:formula="of:=STDEV(IF([.A:.A]=[.J$17]; IF([.B:.B]=[.$K18];[.G:.G])))" table:number-matrix-columns-spanned="1" table:number-matrix-rows-spanned="1" table:style-name="ce6">
            <text:p>#DIV/0!</text:p>
          </table:table-cell>
          <table:table-cell office:value-type="float" office:value="20" table:formula="of:=MIN(IF([.A:.A]=[.J$17]; IF([.B:.B]=[.$K18];[.G:.G])))" table:number-matrix-columns-spanned="1" table:number-matrix-rows-spanned="1" table:style-name="ce7">
            <text:p>20</text:p>
          </table:table-cell>
          <table:table-cell office:value-type="float" office:value="20" table:formula="of:=MAX(IF([.A:.A]=[.J$17]; IF([.B:.B]=[.$K18];[.G:.G])))" table:number-matrix-columns-spanned="1" table:number-matrix-rows-spanned="1" table:style-name="ce7">
            <text:p>20</text:p>
          </table:table-cell>
          <table:table-cell table:style-name="ce1"/>
          <table:table-cell office:value-type="string" table:style-name="ce2">
            <text:p>NET-Bo</text:p>
          </table:table-cell>
          <table:table-cell office:value-type="float" office:value="2.35" table:formula="of:=AVERAGEIF(['g1'.D:.D];[.Q18];['g1'.E:.E])" table:style-name="ce11">
            <text:p>2.35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BETHY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BET</text:p>
          </table:table-cell>
          <table:table-cell office:value-type="string" office:string-value="BET-Te" table:formula="of:=[.D19]&amp;&quot;-&quot;&amp;[.C19]" table:style-name="ce2">
            <text:p>BET-Te</text:p>
          </table:table-cell>
          <table:table-cell office:value-type="string" table:style-name="ce2">
            <text:p>Temperate broad leaf evergreen tree</text:p>
          </table:table-cell>
          <table:table-cell office:value-type="float" office:value="58" table:style-name="ce3">
            <text:p>58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BO</text:p>
          </table:table-cell>
          <table:table-cell office:value-type="float" office:value="0" table:formula="of:=AVERAGE(IF([.A:.A]=[.J$17]; IF([.B:.B]=[.K19];[.G:.G])))" table:number-matrix-columns-spanned="1" table:number-matrix-rows-spanned="1" table:style-name="ce6">
            <text:p>#DIV/0!</text:p>
          </table:table-cell>
          <table:table-cell office:value-type="float" office:value="0" table:formula="of:=STDEV(IF([.A:.A]=[.J$17]; IF([.B:.B]=[.$K19];[.G:.G])))" table:number-matrix-columns-spanned="1" table:number-matrix-rows-spanned="1" table:style-name="ce6">
            <text:p>#DIV/0!</text:p>
          </table:table-cell>
          <table:table-cell office:value-type="float" office:value="0" table:formula="of:=MIN(IF([.A:.A]=[.J$17]; IF([.B:.B]=[.$K19];[.G:.G])))" table:number-matrix-columns-spanned="1" table:number-matrix-rows-spanned="1" table:style-name="ce7">
            <text:p>0</text:p>
          </table:table-cell>
          <table:table-cell office:value-type="float" office:value="0" table:formula="of:=MAX(IF([.A:.A]=[.J$17]; IF([.B:.B]=[.$K19];[.G:.G])))" table:number-matrix-columns-spanned="1" table:number-matrix-rows-spanned="1" table:style-name="ce7">
            <text:p>0</text:p>
          </table:table-cell>
          <table:table-cell table:style-name="ce1"/>
          <table:table-cell office:value-type="string" table:style-name="ce2">
            <text:p>BDT-Te</text:p>
          </table:table-cell>
          <table:table-cell office:value-type="float" office:value="4.45" table:formula="of:=AVERAGEIF(['g1'.D:.D];[.Q19];['g1'.E:.E])" table:style-name="ce11">
            <text:p>4.45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BETHY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BDT</text:p>
          </table:table-cell>
          <table:table-cell office:value-type="string" office:string-value="BDT-Te" table:formula="of:=[.D20]&amp;&quot;-&quot;&amp;[.C20]" table:style-name="ce2">
            <text:p>BDT-Te</text:p>
          </table:table-cell>
          <table:table-cell office:value-type="string" table:style-name="ce2">
            <text:p>Temperate broad leaf deciduous trees</text:p>
          </table:table-cell>
          <table:table-cell office:value-type="float" office:value="54" table:style-name="ce3">
            <text:p>54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Temperate</text:p>
          </table:table-cell>
          <table:table-cell office:value-type="float" office:value="56" table:formula="of:=AVERAGE(IF([.A:.A]=[.J$17]; IF([.B:.B]=[.K20];[.G:.G])))" table:number-matrix-columns-spanned="1" table:number-matrix-rows-spanned="1" table:style-name="ce6">
            <text:p>56</text:p>
          </table:table-cell>
          <table:table-cell office:value-type="float" office:value="2.8284271247461903" table:formula="of:=STDEV(IF([.A:.A]=[.J$17]; IF([.B:.B]=[.$K20];[.G:.G])))" table:number-matrix-columns-spanned="1" table:number-matrix-rows-spanned="1" table:style-name="ce6">
            <text:p>3</text:p>
          </table:table-cell>
          <table:table-cell office:value-type="float" office:value="54" table:formula="of:=MIN(IF([.A:.A]=[.J$17]; IF([.B:.B]=[.$K20];[.G:.G])))" table:number-matrix-columns-spanned="1" table:number-matrix-rows-spanned="1" table:style-name="ce7">
            <text:p>54</text:p>
          </table:table-cell>
          <table:table-cell office:value-type="float" office:value="58" table:formula="of:=MAX(IF([.A:.A]=[.J$17]; IF([.B:.B]=[.$K20];[.G:.G])))" table:number-matrix-columns-spanned="1" table:number-matrix-rows-spanned="1" table:style-name="ce7">
            <text:p>58</text:p>
          </table:table-cell>
          <table:table-cell table:style-name="ce1"/>
          <table:table-cell office:value-type="string" table:style-name="ce2">
            <text:p>BET-Tr</text:p>
          </table:table-cell>
          <table:table-cell office:value-type="float" office:value="4.12" table:formula="of:=AVERAGEIF(['g1'.D:.D];[.Q20];['g1'.E:.E])" table:style-name="ce11">
            <text:p>4.12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BETHY</text:p>
          </table:table-cell>
          <table:table-cell office:value-type="string" table:style-name="ce2">
            <text:p>arctic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tundra</text:p>
          </table:table-cell>
          <table:table-cell office:value-type="string" office:string-value="Ar" table:formula="of:=[.C21]" table:style-name="ce2">
            <text:p>Ar</text:p>
          </table:table-cell>
          <table:table-cell office:value-type="string" table:style-name="ce2">
            <text:p>Tundra vegetation</text:p>
          </table:table-cell>
          <table:table-cell office:value-type="float" office:value="20" table:style-name="ce3">
            <text:p>20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Tropical</text:p>
          </table:table-cell>
          <table:table-cell office:value-type="float" office:value="0" table:formula="of:=AVERAGE(IF([.A:.A]=[.J$17]; IF([.B:.B]=[.K21];[.G:.G])))" table:number-matrix-columns-spanned="1" table:number-matrix-rows-spanned="1" table:style-name="ce6">
            <text:p>#DIV/0!</text:p>
          </table:table-cell>
          <table:table-cell office:value-type="float" office:value="0" table:formula="of:=STDEV(IF([.A:.A]=[.J$17]; IF([.B:.B]=[.$K21];[.G:.G])))" table:number-matrix-columns-spanned="1" table:number-matrix-rows-spanned="1" table:style-name="ce6">
            <text:p>#DIV/0!</text:p>
          </table:table-cell>
          <table:table-cell office:value-type="float" office:value="0" table:formula="of:=MIN(IF([.A:.A]=[.J$17]; IF([.B:.B]=[.$K21];[.G:.G])))" table:number-matrix-columns-spanned="1" table:number-matrix-rows-spanned="1" table:style-name="ce7">
            <text:p>0</text:p>
          </table:table-cell>
          <table:table-cell office:value-type="float" office:value="0" table:formula="of:=MAX(IF([.A:.A]=[.J$17]; IF([.B:.B]=[.$K21];[.G:.G])))" table:number-matrix-columns-spanned="1" table:number-matrix-rows-spanned="1" table:style-name="ce7">
            <text:p>0</text:p>
          </table:table-cell>
          <table:table-cell table:style-name="ce1"/>
          <table:table-cell office:value-type="string" table:style-name="ce8">
            <text:p>BDT-Bo</text:p>
          </table:table-cell>
          <table:table-cell office:value-type="float" office:value="4.45" table:formula="of:=AVERAGEIF(['g1'.D:.D];[.Q21];['g1'.E:.E])" table:style-name="ce11">
            <text:p>4.45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BETHY</text:p>
          </table:table-cell>
          <table:table-cell table:number-columns-repeated="2" table:style-name="ce1"/>
          <table:table-cell table:style-name="ce2"/>
          <table:table-cell office:value-type="string" office:string-value="-" table:formula="of:=[.D22]&amp;&quot;-&quot;&amp;[.C22]" table:style-name="ce2">
            <text:p>-</text:p>
          </table:table-cell>
          <table:table-cell office:value-type="string" table:style-name="ce2">
            <text:p>Tropical tree (oxisols)</text:p>
          </table:table-cell>
          <table:table-cell office:value-type="float" office:value="28" table:style-name="ce3">
            <text:p>28.00</text:p>
          </table:table-cell>
          <table:table-cell table:style-name="ce3"/>
          <table:table-cell table:number-columns-repeated="8" table:style-name="ce1"/>
          <table:table-cell office:value-type="string" table:style-name="ce8">
            <text:p>BDT-Tr</text:p>
          </table:table-cell>
          <table:table-cell office:value-type="float" office:value="4.45" table:formula="of:=AVERAGEIF(['g1'.D:.D];[.Q22];['g1'.E:.E])" table:style-name="ce11">
            <text:p>4.45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BETHY</text:p>
          </table:table-cell>
          <table:table-cell table:number-columns-repeated="2" table:style-name="ce1"/>
          <table:table-cell table:style-name="ce2"/>
          <table:table-cell office:value-type="string" office:string-value="-" table:formula="of:=[.D23]&amp;&quot;-&quot;&amp;[.C23]" table:style-name="ce2">
            <text:p>-</text:p>
          </table:table-cell>
          <table:table-cell office:value-type="string" table:style-name="ce2">
            <text:p>Tropical tree (non-oxisols)</text:p>
          </table:table-cell>
          <table:table-cell office:value-type="float" office:value="36" table:style-name="ce3">
            <text:p>36.00</text:p>
          </table:table-cell>
          <table:table-cell table:style-name="ce3"/>
          <table:table-cell table:style-name="ce1"/>
          <table:table-cell office:value-type="string" table:style-name="ce12">
            <text:p>Biome-BGC</text:p>
          </table:table-cell>
          <table:table-cell office:value-type="string" table:style-name="ce13">
            <text:p>Means</text:p>
          </table:table-cell>
          <table:table-cell office:value-type="string" table:style-name="ce14">
            <text:p>AVG</text:p>
          </table:table-cell>
          <table:table-cell office:value-type="string" table:style-name="ce13">
            <text:p>SD</text:p>
          </table:table-cell>
          <table:table-cell office:value-type="string" table:style-name="ce13">
            <text:p>MIN</text:p>
          </table:table-cell>
          <table:table-cell office:value-type="string" table:style-name="ce13">
            <text:p>MA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ETHY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24]&amp;&quot;-&quot;&amp;[.C24]" table:style-name="ce2">
            <text:p>-</text:p>
          </table:table-cell>
          <table:table-cell office:value-type="string" table:style-name="ce2">
            <text:p>Evergreen shrubs</text:p>
          </table:table-cell>
          <table:table-cell office:value-type="float" office:value="65" table:style-name="ce3">
            <text:p>65.00</text:p>
          </table:table-cell>
          <table:table-cell table:style-name="ce3"/>
          <table:table-cell table:style-name="ce1"/>
          <table:table-cell table:style-name="ce15"/>
          <table:table-cell office:value-type="string" table:style-name="ce13">
            <text:p>Arctic</text:p>
          </table:table-cell>
          <table:table-cell office:value-type="float" office:value="0" table:formula="of:=AVERAGE(IF([.A:.A]=[.J$23]; IF([.B:.B]=[.K24];[.G:.G])))" table:number-matrix-columns-spanned="1" table:number-matrix-rows-spanned="1" table:style-name="ce16">
            <text:p>#DIV/0!</text:p>
          </table:table-cell>
          <table:table-cell office:value-type="float" office:value="0" table:formula="of:=STDEV(IF([.A:.A]=[.J$23]; IF([.B:.B]=[.$K24];[.G:.G])))" table:number-matrix-columns-spanned="1" table:number-matrix-rows-spanned="1" table:style-name="ce16">
            <text:p>#DIV/0!</text:p>
          </table:table-cell>
          <table:table-cell office:value-type="float" office:value="0" table:formula="of:=MIN(IF([.A:.A]=[.J$23]; IF([.B:.B]=[.$K24];[.G:.G])))" table:number-matrix-columns-spanned="1" table:number-matrix-rows-spanned="1" table:style-name="ce17">
            <text:p>0</text:p>
          </table:table-cell>
          <table:table-cell office:value-type="float" office:value="0" table:formula="of:=MAX(IF([.A:.A]=[.J$23]; IF([.B:.B]=[.$K24];[.G:.G])))" table:number-matrix-columns-spanned="1" table:number-matrix-rows-spanned="1" table:style-name="ce17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ETHY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25]&amp;&quot;-&quot;&amp;[.C25]" table:style-name="ce2">
            <text:p>-</text:p>
          </table:table-cell>
          <table:table-cell office:value-type="string" table:style-name="ce2">
            <text:p>Deciduous shrubs</text:p>
          </table:table-cell>
          <table:table-cell office:value-type="float" office:value="65" table:style-name="ce3">
            <text:p>65.00</text:p>
          </table:table-cell>
          <table:table-cell table:style-name="ce3"/>
          <table:table-cell table:style-name="ce1"/>
          <table:table-cell table:style-name="ce15"/>
          <table:table-cell office:value-type="string" table:style-name="ce13">
            <text:p>Boreal</text:p>
          </table:table-cell>
          <table:table-cell office:value-type="float" office:value="0" table:formula="of:=AVERAGE(IF([.A:.A]=[.J$23]; IF([.B:.B]=[.K25];[.G:.G])))" table:number-matrix-columns-spanned="1" table:number-matrix-rows-spanned="1" table:style-name="ce16">
            <text:p>#DIV/0!</text:p>
          </table:table-cell>
          <table:table-cell office:value-type="float" office:value="0" table:formula="of:=STDEV(IF([.A:.A]=[.J$23]; IF([.B:.B]=[.$K25];[.G:.G])))" table:number-matrix-columns-spanned="1" table:number-matrix-rows-spanned="1" table:style-name="ce16">
            <text:p>#DIV/0!</text:p>
          </table:table-cell>
          <table:table-cell office:value-type="float" office:value="0" table:formula="of:=MIN(IF([.A:.A]=[.J$23]; IF([.B:.B]=[.$K25];[.G:.G])))" table:number-matrix-columns-spanned="1" table:number-matrix-rows-spanned="1" table:style-name="ce17">
            <text:p>0</text:p>
          </table:table-cell>
          <table:table-cell office:value-type="float" office:value="0" table:formula="of:=MAX(IF([.A:.A]=[.J$23]; IF([.B:.B]=[.$K25];[.G:.G])))" table:number-matrix-columns-spanned="1" table:number-matrix-rows-spanned="1" table:style-name="ce17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ETHY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26]&amp;&quot;-&quot;&amp;[.C26]" table:style-name="ce2">
            <text:p>-</text:p>
          </table:table-cell>
          <table:table-cell office:value-type="string" table:style-name="ce2">
            <text:p>C3 grass</text:p>
          </table:table-cell>
          <table:table-cell office:value-type="float" office:value="71" table:style-name="ce3">
            <text:p>71.00</text:p>
          </table:table-cell>
          <table:table-cell table:style-name="ce3"/>
          <table:table-cell table:style-name="ce1"/>
          <table:table-cell table:style-name="ce15"/>
          <table:table-cell office:value-type="string" table:style-name="ce13">
            <text:p>Temperate</text:p>
          </table:table-cell>
          <table:table-cell office:value-type="float" office:value="0" table:formula="of:=AVERAGE(IF([.A:.A]=[.J$23]; IF([.B:.B]=[.K26];[.G:.G])))" table:number-matrix-columns-spanned="1" table:number-matrix-rows-spanned="1" table:style-name="ce16">
            <text:p>#DIV/0!</text:p>
          </table:table-cell>
          <table:table-cell office:value-type="float" office:value="0" table:formula="of:=STDEV(IF([.A:.A]=[.J$23]; IF([.B:.B]=[.$K26];[.G:.G])))" table:number-matrix-columns-spanned="1" table:number-matrix-rows-spanned="1" table:style-name="ce16">
            <text:p>#DIV/0!</text:p>
          </table:table-cell>
          <table:table-cell office:value-type="float" office:value="0" table:formula="of:=MIN(IF([.A:.A]=[.J$23]; IF([.B:.B]=[.$K26];[.G:.G])))" table:number-matrix-columns-spanned="1" table:number-matrix-rows-spanned="1" table:style-name="ce17">
            <text:p>0</text:p>
          </table:table-cell>
          <table:table-cell office:value-type="float" office:value="0" table:formula="of:=MAX(IF([.A:.A]=[.J$23]; IF([.B:.B]=[.$K26];[.G:.G])))" table:number-matrix-columns-spanned="1" table:number-matrix-rows-spanned="1" table:style-name="ce17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ETHY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27]&amp;&quot;-&quot;&amp;[.C27]" table:style-name="ce2">
            <text:p>-</text:p>
          </table:table-cell>
          <table:table-cell office:value-type="string" table:style-name="ce2">
            <text:p>C4 grass</text:p>
          </table:table-cell>
          <table:table-cell office:value-type="float" office:value="20" table:style-name="ce3">
            <text:p>20.00</text:p>
          </table:table-cell>
          <table:table-cell table:style-name="ce3"/>
          <table:table-cell table:style-name="ce1"/>
          <table:table-cell table:style-name="ce15"/>
          <table:table-cell office:value-type="string" table:style-name="ce13">
            <text:p>Tropical</text:p>
          </table:table-cell>
          <table:table-cell office:value-type="float" office:value="0" table:formula="of:=AVERAGE(IF([.A:.A]=[.J$23]; IF([.B:.B]=[.K27];[.G:.G])))" table:number-matrix-columns-spanned="1" table:number-matrix-rows-spanned="1" table:style-name="ce16">
            <text:p>#DIV/0!</text:p>
          </table:table-cell>
          <table:table-cell office:value-type="float" office:value="0" table:formula="of:=STDEV(IF([.A:.A]=[.J$23]; IF([.B:.B]=[.$K27];[.G:.G])))" table:number-matrix-columns-spanned="1" table:number-matrix-rows-spanned="1" table:style-name="ce16">
            <text:p>#DIV/0!</text:p>
          </table:table-cell>
          <table:table-cell office:value-type="float" office:value="0" table:formula="of:=MIN(IF([.A:.A]=[.J$23]; IF([.B:.B]=[.$K27];[.G:.G])))" table:number-matrix-columns-spanned="1" table:number-matrix-rows-spanned="1" table:style-name="ce17">
            <text:p>0</text:p>
          </table:table-cell>
          <table:table-cell office:value-type="float" office:value="0" table:formula="of:=MAX(IF([.A:.A]=[.J$23]; IF([.B:.B]=[.$K27];[.G:.G])))" table:number-matrix-columns-spanned="1" table:number-matrix-rows-spanned="1" table:style-name="ce17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ETHY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28]&amp;&quot;-&quot;&amp;[.C28]" table:style-name="ce2">
            <text:p>-</text:p>
          </table:table-cell>
          <table:table-cell office:value-type="string" table:style-name="ce2">
            <text:p>Crops</text:p>
          </table:table-cell>
          <table:table-cell office:value-type="float" office:value="90" table:style-name="ce3">
            <text:p>90.0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2">
            <text:p>Biome-BGC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29]&amp;&quot;-&quot;&amp;[.C29]" table:style-name="ce2">
            <text:p>-</text:p>
          </table:table-cell>
          <table:table-cell office:value-type="string" table:style-name="ce2">
            <text:p>C3 grass</text:p>
          </table:table-cell>
          <table:table-cell office:value-type="float" office:value="60" table:style-name="ce3">
            <text:p>60.00</text:p>
          </table:table-cell>
          <table:table-cell table:style-name="ce3"/>
          <table:table-cell table:style-name="ce1"/>
          <table:table-cell office:value-type="string" table:style-name="ce4">
            <text:p>CLM</text:p>
          </table:table-cell>
          <table:table-cell office:value-type="string" table:style-name="ce2">
            <text:p>Means</text:p>
          </table:table-cell>
          <table:table-cell office:value-type="string" table:style-name="ce5">
            <text:p>AVG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iome-BGC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30]&amp;&quot;-&quot;&amp;[.C30]" table:style-name="ce2">
            <text:p>-</text:p>
          </table:table-cell>
          <table:table-cell office:value-type="string" table:style-name="ce2">
            <text:p>C4 grass</text:p>
          </table:table-cell>
          <table:table-cell office:value-type="float" office:value="60" table:style-name="ce3">
            <text:p>60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Arctic</text:p>
          </table:table-cell>
          <table:table-cell office:value-type="float" office:value="52" table:formula="of:=AVERAGE(IF([.A:.A]=[.$J$29]; IF([.B:.B]=[.K12];[.G:.G])))" table:number-matrix-columns-spanned="1" table:number-matrix-rows-spanned="1" table:style-name="ce6">
            <text:p>52</text:p>
          </table:table-cell>
          <table:table-cell office:value-type="float" office:value="0" table:formula="of:=STDEV(IF([.A:.A]=[.J$29]; IF([.B:.B]=[.$K30];[.G:.G])))" table:number-matrix-columns-spanned="1" table:number-matrix-rows-spanned="1" table:style-name="ce6">
            <text:p>#DIV/0!</text:p>
          </table:table-cell>
          <table:table-cell office:value-type="float" office:value="52" table:formula="of:=MIN(IF([.A:.A]=[.J$29]; IF([.B:.B]=[.$K30];[.G:.G])))" table:number-matrix-columns-spanned="1" table:number-matrix-rows-spanned="1" table:style-name="ce7">
            <text:p>52</text:p>
          </table:table-cell>
          <table:table-cell office:value-type="float" office:value="52" table:formula="of:=MAX(IF([.A:.A]=[.J$29]; IF([.B:.B]=[.$K30];[.G:.G])))" table:number-matrix-columns-spanned="1" table:number-matrix-rows-spanned="1" table:style-name="ce7">
            <text:p>5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iome-BGC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31]&amp;&quot;-&quot;&amp;[.C31]" table:style-name="ce2">
            <text:p>-</text:p>
          </table:table-cell>
          <table:table-cell office:value-type="string" table:style-name="ce2">
            <text:p>Evergreen needle leaf forest</text:p>
          </table:table-cell>
          <table:table-cell office:value-type="float" office:value="34" table:style-name="ce3">
            <text:p>34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Boreal</text:p>
          </table:table-cell>
          <table:table-cell office:value-type="float" office:value="54.333333333333336" table:formula="of:=AVERAGE(IF([.A:.A]=[.$J$29]; IF([.B:.B]=[.K13];[.G:.G])))" table:number-matrix-columns-spanned="1" table:number-matrix-rows-spanned="1" table:style-name="ce6">
            <text:p>54</text:p>
          </table:table-cell>
          <table:table-cell office:value-type="float" office:value="2.5166114784235831" table:formula="of:=STDEV(IF([.A:.A]=[.J$29]; IF([.B:.B]=[.$K31];[.G:.G])))" table:number-matrix-columns-spanned="1" table:number-matrix-rows-spanned="1" table:style-name="ce6">
            <text:p>3</text:p>
          </table:table-cell>
          <table:table-cell office:value-type="float" office:value="52" table:formula="of:=MIN(IF([.A:.A]=[.J$29]; IF([.B:.B]=[.$K31];[.G:.G])))" table:number-matrix-columns-spanned="1" table:number-matrix-rows-spanned="1" table:style-name="ce7">
            <text:p>52</text:p>
          </table:table-cell>
          <table:table-cell office:value-type="float" office:value="57" table:formula="of:=MAX(IF([.A:.A]=[.J$29]; IF([.B:.B]=[.$K31];[.G:.G])))" table:number-matrix-columns-spanned="1" table:number-matrix-rows-spanned="1" table:style-name="ce7">
            <text:p>5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iome-BGC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32]&amp;&quot;-&quot;&amp;[.C32]" table:style-name="ce2">
            <text:p>-</text:p>
          </table:table-cell>
          <table:table-cell office:value-type="string" table:style-name="ce2">
            <text:p>Evergreen broad leaf forest</text:p>
          </table:table-cell>
          <table:table-cell office:value-type="float" office:value="51" table:style-name="ce3">
            <text:p>51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Temperate</text:p>
          </table:table-cell>
          <table:table-cell office:value-type="float" office:value="61.666666666666664" table:formula="of:=AVERAGE(IF([.A:.A]=[.$J$29]; IF([.B:.B]=[.K14];[.G:.G])))" table:number-matrix-columns-spanned="1" table:number-matrix-rows-spanned="1" table:style-name="ce6">
            <text:p>62</text:p>
          </table:table-cell>
          <table:table-cell office:value-type="float" office:value="10.016652800877798" table:formula="of:=STDEV(IF([.A:.A]=[.J$29]; IF([.B:.B]=[.$K32];[.G:.G])))" table:number-matrix-columns-spanned="1" table:number-matrix-rows-spanned="1" table:style-name="ce6">
            <text:p>10</text:p>
          </table:table-cell>
          <table:table-cell office:value-type="float" office:value="52" table:formula="of:=MIN(IF([.A:.A]=[.J$29]; IF([.B:.B]=[.$K32];[.G:.G])))" table:number-matrix-columns-spanned="1" table:number-matrix-rows-spanned="1" table:style-name="ce7">
            <text:p>52</text:p>
          </table:table-cell>
          <table:table-cell office:value-type="float" office:value="72" table:formula="of:=MAX(IF([.A:.A]=[.J$29]; IF([.B:.B]=[.$K32];[.G:.G])))" table:number-matrix-columns-spanned="1" table:number-matrix-rows-spanned="1" table:style-name="ce7">
            <text:p>7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iome-BGC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33]&amp;&quot;-&quot;&amp;[.C33]" table:style-name="ce2">
            <text:p>-</text:p>
          </table:table-cell>
          <table:table-cell office:value-type="string" table:style-name="ce2">
            <text:p>Deciduous broad leaf forest</text:p>
          </table:table-cell>
          <table:table-cell office:value-type="float" office:value="47" table:style-name="ce3">
            <text:p>47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Tropical</text:p>
          </table:table-cell>
          <table:table-cell office:value-type="float" office:value="62" table:formula="of:=AVERAGE(IF([.A:.A]=[.$J$29]; IF([.B:.B]=[.K15];[.G:.G])))" table:number-matrix-columns-spanned="1" table:number-matrix-rows-spanned="1" table:style-name="ce6">
            <text:p>62</text:p>
          </table:table-cell>
          <table:table-cell office:value-type="float" office:value="14.142135623730951" table:formula="of:=STDEV(IF([.A:.A]=[.J$29]; IF([.B:.B]=[.$K33];[.G:.G])))" table:number-matrix-columns-spanned="1" table:number-matrix-rows-spanned="1" table:style-name="ce6">
            <text:p>14</text:p>
          </table:table-cell>
          <table:table-cell office:value-type="float" office:value="52" table:formula="of:=MIN(IF([.A:.A]=[.J$29]; IF([.B:.B]=[.$K33];[.G:.G])))" table:number-matrix-columns-spanned="1" table:number-matrix-rows-spanned="1" table:style-name="ce7">
            <text:p>52</text:p>
          </table:table-cell>
          <table:table-cell office:value-type="float" office:value="72" table:formula="of:=MAX(IF([.A:.A]=[.J$29]; IF([.B:.B]=[.$K33];[.G:.G])))" table:number-matrix-columns-spanned="1" table:number-matrix-rows-spanned="1" table:style-name="ce7">
            <text:p>7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iome-BGC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34]&amp;&quot;-&quot;&amp;[.C34]" table:style-name="ce2">
            <text:p>-</text:p>
          </table:table-cell>
          <table:table-cell office:value-type="string" table:style-name="ce2">
            <text:p>Shrub</text:p>
          </table:table-cell>
          <table:table-cell office:value-type="float" office:value="34" table:style-name="ce3">
            <text:p>34.0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2">
            <text:p>CLM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NET</text:p>
          </table:table-cell>
          <table:table-cell office:value-type="string" office:string-value="NET-Te" table:formula="of:=[.D35]&amp;&quot;-&quot;&amp;[.C35]" table:style-name="ce2">
            <text:p>NET-Te</text:p>
          </table:table-cell>
          <table:table-cell office:value-type="string" table:style-name="ce2">
            <text:p>Needle leaf evergreen tree—temperate</text:p>
          </table:table-cell>
          <table:table-cell office:value-type="float" office:value="61" table:style-name="ce3">
            <text:p>61.00</text:p>
          </table:table-cell>
          <table:table-cell office:value-type="float" office:value="44" table:style-name="ce3">
            <text:p>44.00</text:p>
          </table:table-cell>
          <table:table-cell table:style-name="ce1"/>
          <table:table-cell office:value-type="string" table:style-name="ce12">
            <text:p>CTEM</text:p>
          </table:table-cell>
          <table:table-cell office:value-type="string" table:style-name="ce13">
            <text:p>Means</text:p>
          </table:table-cell>
          <table:table-cell office:value-type="string" table:style-name="ce14">
            <text:p>AVG</text:p>
          </table:table-cell>
          <table:table-cell office:value-type="string" table:style-name="ce13">
            <text:p>SD</text:p>
          </table:table-cell>
          <table:table-cell office:value-type="string" table:style-name="ce13">
            <text:p>MIN</text:p>
          </table:table-cell>
          <table:table-cell office:value-type="string" table:style-name="ce13">
            <text:p>MA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CLM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NET</text:p>
          </table:table-cell>
          <table:table-cell office:value-type="string" office:string-value="NET-Bo" table:formula="of:=[.D36]&amp;&quot;-&quot;&amp;[.C36]" table:style-name="ce2">
            <text:p>NET-Bo</text:p>
          </table:table-cell>
          <table:table-cell office:value-type="string" table:style-name="ce2">
            <text:p>Needle leaf evergreen tree—boreal</text:p>
          </table:table-cell>
          <table:table-cell office:value-type="float" office:value="54" table:style-name="ce3">
            <text:p>54.00</text:p>
          </table:table-cell>
          <table:table-cell office:value-type="float" office:value="42" table:style-name="ce3">
            <text:p>42.00</text:p>
          </table:table-cell>
          <table:table-cell table:style-name="ce1"/>
          <table:table-cell table:style-name="ce15"/>
          <table:table-cell office:value-type="string" table:style-name="ce13">
            <text:p>Arctic</text:p>
          </table:table-cell>
          <table:table-cell office:value-type="float" office:value="41" table:formula="of:=AVERAGEIF([.B:.B];[.K36];[.G:.G])" table:style-name="ce16">
            <text:p>41</text:p>
          </table:table-cell>
          <table:table-cell office:value-type="float" office:value="16.06237840420901" table:formula="of:=STDEV(IF([.B:.B]=[.K36];[.G:.G]))" table:number-matrix-columns-spanned="1" table:number-matrix-rows-spanned="1" table:style-name="ce16">
            <text:p>16</text:p>
          </table:table-cell>
          <table:table-cell office:value-type="float" office:value="20" table:formula="of:=MIN(IF([.B:.B]=[.K36];[.G:.G]))" table:number-matrix-columns-spanned="1" table:number-matrix-rows-spanned="1" table:style-name="ce17">
            <text:p>20</text:p>
          </table:table-cell>
          <table:table-cell office:value-type="float" office:value="55" table:formula="of:=MAX(IF([.B:.B]=[.K36];[.G:.G]))" table:number-matrix-columns-spanned="1" table:number-matrix-rows-spanned="1" table:style-name="ce17">
            <text:p>5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CLM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NDT</text:p>
          </table:table-cell>
          <table:table-cell office:value-type="string" office:string-value="NDT-Bo" table:formula="of:=[.D37]&amp;&quot;-&quot;&amp;[.C37]" table:style-name="ce2">
            <text:p>NDT-Bo</text:p>
          </table:table-cell>
          <table:table-cell office:value-type="string" table:style-name="ce2">
            <text:p>Needle leaf deciduous tree—boreal</text:p>
          </table:table-cell>
          <table:table-cell office:value-type="float" office:value="57" table:style-name="ce3">
            <text:p>57.00</text:p>
          </table:table-cell>
          <table:table-cell office:value-type="float" office:value="45" table:style-name="ce3">
            <text:p>45.00</text:p>
          </table:table-cell>
          <table:table-cell table:style-name="ce1"/>
          <table:table-cell table:style-name="ce15"/>
          <table:table-cell office:value-type="string" table:style-name="ce13">
            <text:p>Boreal</text:p>
          </table:table-cell>
          <table:table-cell office:value-type="float" office:value="52.133333333333333" table:formula="of:=AVERAGEIF([.B:.B];[.K37];[.G:.G])" table:style-name="ce16">
            <text:p>52</text:p>
          </table:table-cell>
          <table:table-cell office:value-type="float" office:value="17.224843630501784" table:formula="of:=STDEV(IF([.B:.B]=[.K37];[.G:.G]))" table:number-matrix-columns-spanned="1" table:number-matrix-rows-spanned="1" table:style-name="ce16">
            <text:p>17</text:p>
          </table:table-cell>
          <table:table-cell office:value-type="float" office:value="17" table:formula="of:=MIN(IF([.B:.B]=[.K37];[.G:.G]))" table:number-matrix-columns-spanned="1" table:number-matrix-rows-spanned="1" table:style-name="ce17">
            <text:p>17</text:p>
          </table:table-cell>
          <table:table-cell office:value-type="float" office:value="75" table:formula="of:=MAX(IF([.B:.B]=[.K37];[.G:.G]))" table:number-matrix-columns-spanned="1" table:number-matrix-rows-spanned="1" table:style-name="ce17">
            <text:p>7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CLM</text:p>
          </table:table-cell>
          <table:table-cell office:value-type="string" table:style-name="ce2">
            <text:p>tropical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BET</text:p>
          </table:table-cell>
          <table:table-cell office:value-type="string" office:string-value="BET-Tr" table:formula="of:=[.D38]&amp;&quot;-&quot;&amp;[.C38]" table:style-name="ce2">
            <text:p>BET-Tr</text:p>
          </table:table-cell>
          <table:table-cell office:value-type="string" table:style-name="ce2">
            <text:p>Broad leaf evergreen tree—tropical</text:p>
          </table:table-cell>
          <table:table-cell office:value-type="float" office:value="72" table:style-name="ce3">
            <text:p>72.00</text:p>
          </table:table-cell>
          <table:table-cell office:value-type="float" office:value="59" table:style-name="ce3">
            <text:p>59.00</text:p>
          </table:table-cell>
          <table:table-cell table:style-name="ce1"/>
          <table:table-cell table:style-name="ce15"/>
          <table:table-cell office:value-type="string" table:style-name="ce13">
            <text:p>Temperate</text:p>
          </table:table-cell>
          <table:table-cell office:value-type="float" office:value="57.6" table:formula="of:=AVERAGEIF([.B:.B];[.K38];[.G:.G])" table:style-name="ce16">
            <text:p>58</text:p>
          </table:table-cell>
          <table:table-cell office:value-type="float" office:value="21.433618453261687" table:formula="of:=STDEV(IF([.B:.B]=[.K38];[.G:.G]))" table:number-matrix-columns-spanned="1" table:number-matrix-rows-spanned="1" table:style-name="ce16">
            <text:p>21</text:p>
          </table:table-cell>
          <table:table-cell office:value-type="float" office:value="17" table:formula="of:=MIN(IF([.B:.B]=[.K38];[.G:.G]))" table:number-matrix-columns-spanned="1" table:number-matrix-rows-spanned="1" table:style-name="ce17">
            <text:p>17</text:p>
          </table:table-cell>
          <table:table-cell office:value-type="float" office:value="100" table:formula="of:=MAX(IF([.B:.B]=[.K38];[.G:.G]))" table:number-matrix-columns-spanned="1" table:number-matrix-rows-spanned="1" table:style-name="ce17">
            <text:p>1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CLM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BET</text:p>
          </table:table-cell>
          <table:table-cell office:value-type="string" office:string-value="BET-Te" table:formula="of:=[.D39]&amp;&quot;-&quot;&amp;[.C39]" table:style-name="ce2">
            <text:p>BET-Te</text:p>
          </table:table-cell>
          <table:table-cell office:value-type="string" table:style-name="ce2">
            <text:p>Broad leaf evergreen tree—temperate</text:p>
          </table:table-cell>
          <table:table-cell office:value-type="float" office:value="72" table:style-name="ce3">
            <text:p>72.00</text:p>
          </table:table-cell>
          <table:table-cell office:value-type="float" office:value="51" table:style-name="ce3">
            <text:p>51.00</text:p>
          </table:table-cell>
          <table:table-cell table:style-name="ce1"/>
          <table:table-cell table:style-name="ce15"/>
          <table:table-cell office:value-type="string" table:style-name="ce13">
            <text:p>Tropical</text:p>
          </table:table-cell>
          <table:table-cell office:value-type="float" office:value="78.285714285714292" table:formula="of:=AVERAGEIF([.B:.B];[.K39];[.G:.G])" table:style-name="ce16">
            <text:p>78</text:p>
          </table:table-cell>
          <table:table-cell office:value-type="float" office:value="60.77475979854983" table:formula="of:=STDEV(IF([.B:.B]=[.K39];[.G:.G]))" table:number-matrix-columns-spanned="1" table:number-matrix-rows-spanned="1" table:style-name="ce16">
            <text:p>61</text:p>
          </table:table-cell>
          <table:table-cell office:value-type="float" office:value="18" table:formula="of:=MIN(IF([.B:.B]=[.K39];[.G:.G]))" table:number-matrix-columns-spanned="1" table:number-matrix-rows-spanned="1" table:style-name="ce17">
            <text:p>18</text:p>
          </table:table-cell>
          <table:table-cell office:value-type="float" office:value="163" table:formula="of:=MAX(IF([.B:.B]=[.K39];[.G:.G]))" table:number-matrix-columns-spanned="1" table:number-matrix-rows-spanned="1" table:style-name="ce17">
            <text:p>16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CLM</text:p>
          </table:table-cell>
          <table:table-cell office:value-type="string" table:style-name="ce2">
            <text:p>tropical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BDT</text:p>
          </table:table-cell>
          <table:table-cell office:value-type="string" office:string-value="BDT-Tr" table:formula="of:=[.D40]&amp;&quot;-&quot;&amp;[.C40]" table:style-name="ce2">
            <text:p>BDT-Tr</text:p>
          </table:table-cell>
          <table:table-cell office:value-type="string" table:style-name="ce2">
            <text:p>Broad leaf deciduous tree—tropical</text:p>
          </table:table-cell>
          <table:table-cell office:value-type="float" office:value="52" table:style-name="ce3">
            <text:p>52.00</text:p>
          </table:table-cell>
          <table:table-cell office:value-type="float" office:value="34" table:style-name="ce3">
            <text:p>34.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CLM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BDT</text:p>
          </table:table-cell>
          <table:table-cell office:value-type="string" office:string-value="BDT-Te" table:formula="of:=[.D41]&amp;&quot;-&quot;&amp;[.C41]" table:style-name="ce2">
            <text:p>BDT-Te</text:p>
          </table:table-cell>
          <table:table-cell office:value-type="string" table:style-name="ce2">
            <text:p>Broad leaf deciduous tree—temperate</text:p>
          </table:table-cell>
          <table:table-cell office:value-type="float" office:value="52" table:style-name="ce3">
            <text:p>52.00</text:p>
          </table:table-cell>
          <table:table-cell office:value-type="float" office:value="33" table:style-name="ce3">
            <text:p>33.00</text:p>
          </table:table-cell>
          <table:table-cell table:style-name="ce1"/>
          <table:table-cell office:value-type="string" table:style-name="ce4">
            <text:p>Hybrid</text:p>
          </table:table-cell>
          <table:table-cell office:value-type="string" table:style-name="ce2">
            <text:p>Means</text:p>
          </table:table-cell>
          <table:table-cell office:value-type="string" table:style-name="ce5">
            <text:p>AVG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table:number-columns-repeated="4" table:style-name="ce1"/>
          <table:table-cell table:style-name="ce7"/>
          <table:table-cell table:number-columns-repeated="16364"/>
        </table:table-row>
        <table:table-row table:style-name="ro1">
          <table:table-cell office:value-type="string" table:style-name="ce2">
            <text:p>CLM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DT</text:p>
          </table:table-cell>
          <table:table-cell office:value-type="string" office:string-value="BDT-Bo" table:formula="of:=[.D42]&amp;&quot;-&quot;&amp;[.C42]" table:style-name="ce2">
            <text:p>BDT-Bo</text:p>
          </table:table-cell>
          <table:table-cell office:value-type="string" table:style-name="ce2">
            <text:p>Broad leaf deciduous tree—boreal</text:p>
          </table:table-cell>
          <table:table-cell office:value-type="float" office:value="52" table:style-name="ce3">
            <text:p>52.00</text:p>
          </table:table-cell>
          <table:table-cell office:value-type="float" office:value="36" table:style-name="ce3">
            <text:p>36.00</text:p>
          </table:table-cell>
          <table:table-cell table:number-columns-repeated="2" table:style-name="ce1"/>
          <table:table-cell office:value-type="string" table:style-name="ce2">
            <text:p>Arctic</text:p>
          </table:table-cell>
          <table:table-cell office:value-type="float" office:value="41" table:formula="of:=AVERAGEIF([.B:.B];[.K42];[.G:.G])" table:style-name="ce6">
            <text:p>41</text:p>
          </table:table-cell>
          <table:table-cell office:value-type="float" office:value="16.06237840420901" table:formula="of:=STDEV(IF([.B:.B]=[.K42];[.G:.G]))" table:number-matrix-columns-spanned="1" table:number-matrix-rows-spanned="1" table:style-name="ce6">
            <text:p>16</text:p>
          </table:table-cell>
          <table:table-cell office:value-type="float" office:value="20" table:formula="of:=MIN(IF([.B:.B]=[.K42];[.G:.G]))" table:number-matrix-columns-spanned="1" table:number-matrix-rows-spanned="1" table:style-name="ce7">
            <text:p>20</text:p>
          </table:table-cell>
          <table:table-cell office:value-type="float" office:value="55" table:formula="of:=MAX(IF([.B:.B]=[.K42];[.G:.G]))" table:number-matrix-columns-spanned="1" table:number-matrix-rows-spanned="1" table:style-name="ce7">
            <text:p>55</text:p>
          </table:table-cell>
          <table:table-cell table:number-columns-repeated="4" table:style-name="ce1"/>
          <table:table-cell table:style-name="ce7"/>
          <table:table-cell table:number-columns-repeated="16364"/>
        </table:table-row>
        <table:table-row table:style-name="ro1">
          <table:table-cell office:value-type="string" table:style-name="ce2">
            <text:p>CLM</text:p>
          </table:table-cell>
          <table:table-cell office:value-type="string" table:style-name="ce2">
            <text:p>arctic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tundra</text:p>
          </table:table-cell>
          <table:table-cell office:value-type="string" office:string-value="Ar" table:formula="of:=[.C43]" table:style-name="ce2">
            <text:p>Ar</text:p>
          </table:table-cell>
          <table:table-cell office:value-type="string" table:style-name="ce2">
            <text:p>C3 Arctic grass</text:p>
          </table:table-cell>
          <table:table-cell office:value-type="float" office:value="52" table:style-name="ce3">
            <text:p>52.00</text:p>
          </table:table-cell>
          <table:table-cell office:value-type="float" office:value="35" table:style-name="ce3">
            <text:p>35.00</text:p>
          </table:table-cell>
          <table:table-cell table:number-columns-repeated="2" table:style-name="ce1"/>
          <table:table-cell office:value-type="string" table:style-name="ce2">
            <text:p>Boreal</text:p>
          </table:table-cell>
          <table:table-cell office:value-type="float" office:value="52.133333333333333" table:formula="of:=AVERAGEIF([.B:.B];[.K43];[.G:.G])" table:style-name="ce6">
            <text:p>52</text:p>
          </table:table-cell>
          <table:table-cell office:value-type="float" office:value="17.224843630501784" table:formula="of:=STDEV(IF([.B:.B]=[.K43];[.G:.G]))" table:number-matrix-columns-spanned="1" table:number-matrix-rows-spanned="1" table:style-name="ce6">
            <text:p>17</text:p>
          </table:table-cell>
          <table:table-cell office:value-type="float" office:value="17" table:formula="of:=MIN(IF([.B:.B]=[.K43];[.G:.G]))" table:number-matrix-columns-spanned="1" table:number-matrix-rows-spanned="1" table:style-name="ce7">
            <text:p>17</text:p>
          </table:table-cell>
          <table:table-cell office:value-type="float" office:value="75" table:formula="of:=MAX(IF([.B:.B]=[.K43];[.G:.G]))" table:number-matrix-columns-spanned="1" table:number-matrix-rows-spanned="1" table:style-name="ce7">
            <text:p>75</text:p>
          </table:table-cell>
          <table:table-cell table:number-columns-repeated="4" table:style-name="ce1"/>
          <table:table-cell table:style-name="ce7"/>
          <table:table-cell table:number-columns-repeated="16364"/>
        </table:table-row>
        <table:table-row table:style-name="ro1">
          <table:table-cell office:value-type="string" table:style-name="ce2">
            <text:p>CLM</text:p>
          </table:table-cell>
          <table:table-cell table:number-columns-repeated="2" table:style-name="ce1"/>
          <table:table-cell table:style-name="ce2"/>
          <table:table-cell office:value-type="string" office:string-value="-" table:formula="of:=[.D44]&amp;&quot;-&quot;&amp;[.C44]" table:style-name="ce2">
            <text:p>-</text:p>
          </table:table-cell>
          <table:table-cell office:value-type="string" table:style-name="ce2">
            <text:p>Broad leaf evergreen shrub—temperate</text:p>
          </table:table-cell>
          <table:table-cell office:value-type="float" office:value="72" table:style-name="ce3">
            <text:p>72.00</text:p>
          </table:table-cell>
          <table:table-cell office:value-type="float" office:value="44" table:style-name="ce3">
            <text:p>44.00</text:p>
          </table:table-cell>
          <table:table-cell table:number-columns-repeated="2" table:style-name="ce1"/>
          <table:table-cell office:value-type="string" table:style-name="ce2">
            <text:p>Temperate</text:p>
          </table:table-cell>
          <table:table-cell office:value-type="float" office:value="57.6" table:formula="of:=AVERAGEIF([.B:.B];[.K44];[.G:.G])" table:style-name="ce6">
            <text:p>58</text:p>
          </table:table-cell>
          <table:table-cell office:value-type="float" office:value="21.433618453261687" table:formula="of:=STDEV(IF([.B:.B]=[.K44];[.G:.G]))" table:number-matrix-columns-spanned="1" table:number-matrix-rows-spanned="1" table:style-name="ce6">
            <text:p>21</text:p>
          </table:table-cell>
          <table:table-cell office:value-type="float" office:value="17" table:formula="of:=MIN(IF([.B:.B]=[.K44];[.G:.G]))" table:number-matrix-columns-spanned="1" table:number-matrix-rows-spanned="1" table:style-name="ce7">
            <text:p>17</text:p>
          </table:table-cell>
          <table:table-cell office:value-type="float" office:value="100" table:formula="of:=MAX(IF([.B:.B]=[.K44];[.G:.G]))" table:number-matrix-columns-spanned="1" table:number-matrix-rows-spanned="1" table:style-name="ce7">
            <text:p>1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CLM</text:p>
          </table:table-cell>
          <table:table-cell table:number-columns-repeated="2" table:style-name="ce1"/>
          <table:table-cell table:style-name="ce2"/>
          <table:table-cell office:value-type="string" office:string-value="-" table:formula="of:=[.D45]&amp;&quot;-&quot;&amp;[.C45]" table:style-name="ce2">
            <text:p>-</text:p>
          </table:table-cell>
          <table:table-cell office:value-type="string" table:style-name="ce2">
            <text:p>Broad leaf deciduous shrub—temperate</text:p>
          </table:table-cell>
          <table:table-cell office:value-type="float" office:value="52" table:style-name="ce3">
            <text:p>52.00</text:p>
          </table:table-cell>
          <table:table-cell office:value-type="float" office:value="31" table:style-name="ce3">
            <text:p>31.00</text:p>
          </table:table-cell>
          <table:table-cell table:number-columns-repeated="2" table:style-name="ce1"/>
          <table:table-cell office:value-type="string" table:style-name="ce2">
            <text:p>Tropical</text:p>
          </table:table-cell>
          <table:table-cell office:value-type="float" office:value="78.285714285714292" table:formula="of:=AVERAGEIF([.B:.B];[.K45];[.G:.G])" table:style-name="ce6">
            <text:p>78</text:p>
          </table:table-cell>
          <table:table-cell office:value-type="float" office:value="60.77475979854983" table:formula="of:=STDEV(IF([.B:.B]=[.K45];[.G:.G]))" table:number-matrix-columns-spanned="1" table:number-matrix-rows-spanned="1" table:style-name="ce6">
            <text:p>61</text:p>
          </table:table-cell>
          <table:table-cell office:value-type="float" office:value="18" table:formula="of:=MIN(IF([.B:.B]=[.K45];[.G:.G]))" table:number-matrix-columns-spanned="1" table:number-matrix-rows-spanned="1" table:style-name="ce7">
            <text:p>18</text:p>
          </table:table-cell>
          <table:table-cell office:value-type="float" office:value="163" table:formula="of:=MAX(IF([.B:.B]=[.K45];[.G:.G]))" table:number-matrix-columns-spanned="1" table:number-matrix-rows-spanned="1" table:style-name="ce7">
            <text:p>16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CLM</text:p>
          </table:table-cell>
          <table:table-cell table:number-columns-repeated="2" table:style-name="ce1"/>
          <table:table-cell table:style-name="ce2"/>
          <table:table-cell office:value-type="string" office:string-value="-" table:formula="of:=[.D46]&amp;&quot;-&quot;&amp;[.C46]" table:style-name="ce2">
            <text:p>-</text:p>
          </table:table-cell>
          <table:table-cell office:value-type="string" table:style-name="ce2">
            <text:p>Broad leaf deciduous shrub—boreal</text:p>
          </table:table-cell>
          <table:table-cell office:value-type="float" office:value="52" table:style-name="ce3">
            <text:p>52.00</text:p>
          </table:table-cell>
          <table:table-cell office:value-type="float" office:value="39" table:style-name="ce3">
            <text:p>39.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CL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47]&amp;&quot;-&quot;&amp;[.C47]" table:style-name="ce2">
            <text:p>-</text:p>
          </table:table-cell>
          <table:table-cell office:value-type="string" table:style-name="ce2">
            <text:p>C3 grass</text:p>
          </table:table-cell>
          <table:table-cell office:value-type="float" office:value="52" table:style-name="ce3">
            <text:p>52.00</text:p>
          </table:table-cell>
          <table:table-cell office:value-type="float" office:value="31" table:style-name="ce3">
            <text:p>31.00</text:p>
          </table:table-cell>
          <table:table-cell table:style-name="ce1"/>
          <table:table-cell office:value-type="string" table:style-name="ce4">
            <text:p>IBIS</text:p>
          </table:table-cell>
          <table:table-cell office:value-type="string" table:style-name="ce2">
            <text:p>Means</text:p>
          </table:table-cell>
          <table:table-cell office:value-type="string" table:style-name="ce5">
            <text:p>AVG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CL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48]&amp;&quot;-&quot;&amp;[.C48]" table:style-name="ce2">
            <text:p>-</text:p>
          </table:table-cell>
          <table:table-cell office:value-type="string" table:style-name="ce2">
            <text:p>C4 grass</text:p>
          </table:table-cell>
          <table:table-cell office:value-type="float" office:value="52" table:style-name="ce3">
            <text:p>52.00</text:p>
          </table:table-cell>
          <table:table-cell office:value-type="float" office:value="33" table:style-name="ce3">
            <text:p>33.00</text:p>
          </table:table-cell>
          <table:table-cell table:number-columns-repeated="2" table:style-name="ce1"/>
          <table:table-cell office:value-type="string" table:style-name="ce2">
            <text:p>Arctic</text:p>
          </table:table-cell>
          <table:table-cell office:value-type="float" office:value="41" table:formula="of:=AVERAGEIF([.B:.B];[.K48];[.G:.G])" table:style-name="ce6">
            <text:p>41</text:p>
          </table:table-cell>
          <table:table-cell office:value-type="float" office:value="16.06237840420901" table:formula="of:=STDEV(IF([.B:.B]=[.K48];[.G:.G]))" table:number-matrix-columns-spanned="1" table:number-matrix-rows-spanned="1" table:style-name="ce6">
            <text:p>16</text:p>
          </table:table-cell>
          <table:table-cell office:value-type="float" office:value="20" table:formula="of:=MIN(IF([.B:.B]=[.K48];[.G:.G]))" table:number-matrix-columns-spanned="1" table:number-matrix-rows-spanned="1" table:style-name="ce7">
            <text:p>20</text:p>
          </table:table-cell>
          <table:table-cell office:value-type="float" office:value="55" table:formula="of:=MAX(IF([.B:.B]=[.K48];[.G:.G]))" table:number-matrix-columns-spanned="1" table:number-matrix-rows-spanned="1" table:style-name="ce7">
            <text:p>5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CL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49]&amp;&quot;-&quot;&amp;[.C49]" table:style-name="ce2">
            <text:p>-</text:p>
          </table:table-cell>
          <table:table-cell office:value-type="string" table:style-name="ce2">
            <text:p>Crop 1</text:p>
          </table:table-cell>
          <table:table-cell office:value-type="float" office:value="57" table:style-name="ce3">
            <text:p>57.00</text:p>
          </table:table-cell>
          <table:table-cell office:value-type="float" office:value="35" table:style-name="ce3">
            <text:p>35.00</text:p>
          </table:table-cell>
          <table:table-cell table:number-columns-repeated="2" table:style-name="ce1"/>
          <table:table-cell office:value-type="string" table:style-name="ce2">
            <text:p>Boreal</text:p>
          </table:table-cell>
          <table:table-cell office:value-type="float" office:value="52.133333333333333" table:formula="of:=AVERAGEIF([.B:.B];[.K49];[.G:.G])" table:style-name="ce6">
            <text:p>52</text:p>
          </table:table-cell>
          <table:table-cell office:value-type="float" office:value="17.224843630501784" table:formula="of:=STDEV(IF([.B:.B]=[.K49];[.G:.G]))" table:number-matrix-columns-spanned="1" table:number-matrix-rows-spanned="1" table:style-name="ce6">
            <text:p>17</text:p>
          </table:table-cell>
          <table:table-cell office:value-type="float" office:value="17" table:formula="of:=MIN(IF([.B:.B]=[.K49];[.G:.G]))" table:number-matrix-columns-spanned="1" table:number-matrix-rows-spanned="1" table:style-name="ce7">
            <text:p>17</text:p>
          </table:table-cell>
          <table:table-cell office:value-type="float" office:value="75" table:formula="of:=MAX(IF([.B:.B]=[.K49];[.G:.G]))" table:number-matrix-columns-spanned="1" table:number-matrix-rows-spanned="1" table:style-name="ce7">
            <text:p>75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CL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50]&amp;&quot;-&quot;&amp;[.C50]" table:style-name="ce2">
            <text:p>-</text:p>
          </table:table-cell>
          <table:table-cell office:value-type="string" table:style-name="ce2">
            <text:p>Crop 2</text:p>
          </table:table-cell>
          <table:table-cell office:value-type="float" office:value="57" table:style-name="ce3">
            <text:p>57.00</text:p>
          </table:table-cell>
          <table:table-cell office:value-type="float" office:value="35" table:style-name="ce3">
            <text:p>35.00</text:p>
          </table:table-cell>
          <table:table-cell table:number-columns-repeated="2" table:style-name="ce1"/>
          <table:table-cell office:value-type="string" table:style-name="ce2">
            <text:p>Temperate</text:p>
          </table:table-cell>
          <table:table-cell office:value-type="float" office:value="57.6" table:formula="of:=AVERAGEIF([.B:.B];[.K50];[.G:.G])" table:style-name="ce6">
            <text:p>58</text:p>
          </table:table-cell>
          <table:table-cell office:value-type="float" office:value="21.433618453261687" table:formula="of:=STDEV(IF([.B:.B]=[.K50];[.G:.G]))" table:number-matrix-columns-spanned="1" table:number-matrix-rows-spanned="1" table:style-name="ce6">
            <text:p>21</text:p>
          </table:table-cell>
          <table:table-cell office:value-type="float" office:value="17" table:formula="of:=MIN(IF([.B:.B]=[.K50];[.G:.G]))" table:number-matrix-columns-spanned="1" table:number-matrix-rows-spanned="1" table:style-name="ce7">
            <text:p>17</text:p>
          </table:table-cell>
          <table:table-cell office:value-type="float" office:value="100" table:formula="of:=MAX(IF([.B:.B]=[.K50];[.G:.G]))" table:number-matrix-columns-spanned="1" table:number-matrix-rows-spanned="1" table:style-name="ce7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CTE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51]&amp;&quot;-&quot;&amp;[.C51]" table:style-name="ce2">
            <text:p>-</text:p>
          </table:table-cell>
          <table:table-cell office:value-type="string" table:style-name="ce2">
            <text:p>C3 crop</text:p>
          </table:table-cell>
          <table:table-cell office:value-type="float" office:value="100" table:style-name="ce3">
            <text:p>100.00</text:p>
          </table:table-cell>
          <table:table-cell office:value-type="float" office:value="80" table:style-name="ce3">
            <text:p>80.00</text:p>
          </table:table-cell>
          <table:table-cell table:number-columns-repeated="2" table:style-name="ce1"/>
          <table:table-cell office:value-type="string" table:style-name="ce2">
            <text:p>Tropical</text:p>
          </table:table-cell>
          <table:table-cell office:value-type="float" office:value="78.285714285714292" table:formula="of:=AVERAGEIF([.B:.B];[.K51];[.G:.G])" table:style-name="ce6">
            <text:p>78</text:p>
          </table:table-cell>
          <table:table-cell office:value-type="float" office:value="60.77475979854983" table:formula="of:=STDEV(IF([.B:.B]=[.K51];[.G:.G]))" table:number-matrix-columns-spanned="1" table:number-matrix-rows-spanned="1" table:style-name="ce6">
            <text:p>61</text:p>
          </table:table-cell>
          <table:table-cell office:value-type="float" office:value="18" table:formula="of:=MIN(IF([.B:.B]=[.K51];[.G:.G]))" table:number-matrix-columns-spanned="1" table:number-matrix-rows-spanned="1" table:style-name="ce7">
            <text:p>18</text:p>
          </table:table-cell>
          <table:table-cell office:value-type="float" office:value="163" table:formula="of:=MAX(IF([.B:.B]=[.K51];[.G:.G]))" table:number-matrix-columns-spanned="1" table:number-matrix-rows-spanned="1" table:style-name="ce7">
            <text:p>163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CTE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52]&amp;&quot;-&quot;&amp;[.C52]" table:style-name="ce2">
            <text:p>-</text:p>
          </table:table-cell>
          <table:table-cell office:value-type="string" table:style-name="ce2">
            <text:p>C4 crop</text:p>
          </table:table-cell>
          <table:table-cell office:value-type="float" office:value="40" table:style-name="ce3">
            <text:p>40.00</text:p>
          </table:table-cell>
          <table:table-cell office:value-type="float" office:value="40" table:style-name="ce3">
            <text:p>40.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CTE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53]&amp;&quot;-&quot;&amp;[.C53]" table:style-name="ce2">
            <text:p>-</text:p>
          </table:table-cell>
          <table:table-cell office:value-type="string" table:style-name="ce2">
            <text:p>C3 grass</text:p>
          </table:table-cell>
          <table:table-cell office:value-type="float" office:value="75" table:style-name="ce3">
            <text:p>75.00</text:p>
          </table:table-cell>
          <table:table-cell office:value-type="float" office:value="70" table:style-name="ce3">
            <text:p>70.00</text:p>
          </table:table-cell>
          <table:table-cell table:style-name="ce1"/>
          <table:table-cell office:value-type="string" table:style-name="ce12">
            <text:p>JULES</text:p>
          </table:table-cell>
          <table:table-cell office:value-type="string" table:style-name="ce13">
            <text:p>Means</text:p>
          </table:table-cell>
          <table:table-cell office:value-type="string" table:style-name="ce14">
            <text:p>AVG</text:p>
          </table:table-cell>
          <table:table-cell office:value-type="string" table:style-name="ce13">
            <text:p>SD</text:p>
          </table:table-cell>
          <table:table-cell office:value-type="string" table:style-name="ce13">
            <text:p>MIN</text:p>
          </table:table-cell>
          <table:table-cell office:value-type="string" table:style-name="ce13">
            <text:p>MAX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CTE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54]&amp;&quot;-&quot;&amp;[.C54]" table:style-name="ce2">
            <text:p>-</text:p>
          </table:table-cell>
          <table:table-cell office:value-type="string" table:style-name="ce2">
            <text:p>C4 grass</text:p>
          </table:table-cell>
          <table:table-cell office:value-type="float" office:value="15" table:style-name="ce3">
            <text:p>15.00</text:p>
          </table:table-cell>
          <table:table-cell office:value-type="float" office:value="30" table:style-name="ce3">
            <text:p>30.00</text:p>
          </table:table-cell>
          <table:table-cell table:style-name="ce1"/>
          <table:table-cell table:style-name="ce15"/>
          <table:table-cell office:value-type="string" table:style-name="ce13">
            <text:p>Arctic</text:p>
          </table:table-cell>
          <table:table-cell office:value-type="float" office:value="41" table:formula="of:=AVERAGEIF([.B:.B];[.K54];[.G:.G])" table:style-name="ce16">
            <text:p>41</text:p>
          </table:table-cell>
          <table:table-cell office:value-type="float" office:value="16.06237840420901" table:formula="of:=STDEV(IF([.B:.B]=[.K54];[.G:.G]))" table:number-matrix-columns-spanned="1" table:number-matrix-rows-spanned="1" table:style-name="ce16">
            <text:p>16</text:p>
          </table:table-cell>
          <table:table-cell office:value-type="float" office:value="20" table:formula="of:=MIN(IF([.B:.B]=[.K54];[.G:.G]))" table:number-matrix-columns-spanned="1" table:number-matrix-rows-spanned="1" table:style-name="ce17">
            <text:p>20</text:p>
          </table:table-cell>
          <table:table-cell office:value-type="float" office:value="55" table:formula="of:=MAX(IF([.B:.B]=[.K54];[.G:.G]))" table:number-matrix-columns-spanned="1" table:number-matrix-rows-spanned="1" table:style-name="ce17">
            <text:p>55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CTE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55]&amp;&quot;-&quot;&amp;[.C55]" table:style-name="ce2">
            <text:p>-</text:p>
          </table:table-cell>
          <table:table-cell office:value-type="string" table:style-name="ce2">
            <text:p>Needle leaf evergreen</text:p>
          </table:table-cell>
          <table:table-cell office:value-type="float" office:value="35" table:style-name="ce3">
            <text:p>35.00</text:p>
          </table:table-cell>
          <table:table-cell office:value-type="float" office:value="50" table:style-name="ce3">
            <text:p>50.00</text:p>
          </table:table-cell>
          <table:table-cell table:style-name="ce1"/>
          <table:table-cell table:style-name="ce15"/>
          <table:table-cell office:value-type="string" table:style-name="ce13">
            <text:p>Boreal</text:p>
          </table:table-cell>
          <table:table-cell office:value-type="float" office:value="52.133333333333333" table:formula="of:=AVERAGEIF([.B:.B];[.K55];[.G:.G])" table:style-name="ce16">
            <text:p>52</text:p>
          </table:table-cell>
          <table:table-cell office:value-type="float" office:value="17.224843630501784" table:formula="of:=STDEV(IF([.B:.B]=[.K55];[.G:.G]))" table:number-matrix-columns-spanned="1" table:number-matrix-rows-spanned="1" table:style-name="ce16">
            <text:p>17</text:p>
          </table:table-cell>
          <table:table-cell office:value-type="float" office:value="17" table:formula="of:=MIN(IF([.B:.B]=[.K55];[.G:.G]))" table:number-matrix-columns-spanned="1" table:number-matrix-rows-spanned="1" table:style-name="ce17">
            <text:p>17</text:p>
          </table:table-cell>
          <table:table-cell office:value-type="float" office:value="75" table:formula="of:=MAX(IF([.B:.B]=[.K55];[.G:.G]))" table:number-matrix-columns-spanned="1" table:number-matrix-rows-spanned="1" table:style-name="ce17">
            <text:p>75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CTE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56]&amp;&quot;-&quot;&amp;[.C56]" table:style-name="ce2">
            <text:p>-</text:p>
          </table:table-cell>
          <table:table-cell office:value-type="string" table:style-name="ce2">
            <text:p>Needle leaf deciduous</text:p>
          </table:table-cell>
          <table:table-cell office:value-type="float" office:value="40" table:style-name="ce3">
            <text:p>40.00</text:p>
          </table:table-cell>
          <table:table-cell office:value-type="float" office:value="70" table:style-name="ce3">
            <text:p>70.00</text:p>
          </table:table-cell>
          <table:table-cell table:style-name="ce1"/>
          <table:table-cell table:style-name="ce15"/>
          <table:table-cell office:value-type="string" table:style-name="ce13">
            <text:p>Temperate</text:p>
          </table:table-cell>
          <table:table-cell office:value-type="float" office:value="57.6" table:formula="of:=AVERAGEIF([.B:.B];[.K56];[.G:.G])" table:style-name="ce16">
            <text:p>58</text:p>
          </table:table-cell>
          <table:table-cell office:value-type="float" office:value="21.433618453261687" table:formula="of:=STDEV(IF([.B:.B]=[.K56];[.G:.G]))" table:number-matrix-columns-spanned="1" table:number-matrix-rows-spanned="1" table:style-name="ce16">
            <text:p>21</text:p>
          </table:table-cell>
          <table:table-cell office:value-type="float" office:value="17" table:formula="of:=MIN(IF([.B:.B]=[.K56];[.G:.G]))" table:number-matrix-columns-spanned="1" table:number-matrix-rows-spanned="1" table:style-name="ce17">
            <text:p>17</text:p>
          </table:table-cell>
          <table:table-cell office:value-type="float" office:value="100" table:formula="of:=MAX(IF([.B:.B]=[.K56];[.G:.G]))" table:number-matrix-columns-spanned="1" table:number-matrix-rows-spanned="1" table:style-name="ce17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CTE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57]&amp;&quot;-&quot;&amp;[.C57]" table:style-name="ce2">
            <text:p>-</text:p>
          </table:table-cell>
          <table:table-cell office:value-type="string" table:style-name="ce2">
            <text:p>Broad leaf evergreen</text:p>
          </table:table-cell>
          <table:table-cell office:value-type="float" office:value="51" table:style-name="ce3">
            <text:p>51.00</text:p>
          </table:table-cell>
          <table:table-cell office:value-type="float" office:value="35" table:style-name="ce3">
            <text:p>35.00</text:p>
          </table:table-cell>
          <table:table-cell table:style-name="ce1"/>
          <table:table-cell table:style-name="ce15"/>
          <table:table-cell office:value-type="string" table:style-name="ce13">
            <text:p>Tropical</text:p>
          </table:table-cell>
          <table:table-cell office:value-type="float" office:value="78.285714285714292" table:formula="of:=AVERAGEIF([.B:.B];[.K57];[.G:.G])" table:style-name="ce16">
            <text:p>78</text:p>
          </table:table-cell>
          <table:table-cell office:value-type="float" office:value="60.77475979854983" table:formula="of:=STDEV(IF([.B:.B]=[.K57];[.G:.G]))" table:number-matrix-columns-spanned="1" table:number-matrix-rows-spanned="1" table:style-name="ce16">
            <text:p>61</text:p>
          </table:table-cell>
          <table:table-cell office:value-type="float" office:value="18" table:formula="of:=MIN(IF([.B:.B]=[.K57];[.G:.G]))" table:number-matrix-columns-spanned="1" table:number-matrix-rows-spanned="1" table:style-name="ce17">
            <text:p>18</text:p>
          </table:table-cell>
          <table:table-cell office:value-type="float" office:value="163" table:formula="of:=MAX(IF([.B:.B]=[.K57];[.G:.G]))" table:number-matrix-columns-spanned="1" table:number-matrix-rows-spanned="1" table:style-name="ce17">
            <text:p>163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CTE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58]&amp;&quot;-&quot;&amp;[.C58]" table:style-name="ce2">
            <text:p>-</text:p>
          </table:table-cell>
          <table:table-cell office:value-type="string" table:style-name="ce2">
            <text:p>Broad leaf deciduous—cold</text:p>
          </table:table-cell>
          <table:table-cell office:value-type="float" office:value="67" table:style-name="ce3">
            <text:p>67.00</text:p>
          </table:table-cell>
          <table:table-cell office:value-type="float" office:value="65" table:style-name="ce3">
            <text:p>65.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CTEM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59]&amp;&quot;-&quot;&amp;[.C59]" table:style-name="ce2">
            <text:p>-</text:p>
          </table:table-cell>
          <table:table-cell office:value-type="string" table:style-name="ce2">
            <text:p>Broad leaf deciduous—dry</text:p>
          </table:table-cell>
          <table:table-cell office:value-type="float" office:value="40" table:style-name="ce3">
            <text:p>40.00</text:p>
          </table:table-cell>
          <table:table-cell office:value-type="float" office:value="65" table:style-name="ce3">
            <text:p>65.00</text:p>
          </table:table-cell>
          <table:table-cell table:style-name="ce1"/>
          <table:table-cell office:value-type="string" table:style-name="ce4">
            <text:p>Hybrid</text:p>
          </table:table-cell>
          <table:table-cell office:value-type="string" table:style-name="ce2">
            <text:p>Means</text:p>
          </table:table-cell>
          <table:table-cell office:value-type="string" table:style-name="ce5">
            <text:p>AVG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Hybrid</text:p>
          </table:table-cell>
          <table:table-cell office:value-type="string" table:style-name="ce2">
            <text:p>arctic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tundra</text:p>
          </table:table-cell>
          <table:table-cell office:value-type="string" office:string-value="Ar" table:formula="of:=[.C60]" table:style-name="ce2">
            <text:p>Ar</text:p>
          </table:table-cell>
          <table:table-cell office:value-type="string" table:style-name="ce2">
            <text:p>Tundra</text:p>
          </table:table-cell>
          <table:table-cell office:value-type="float" office:value="37" table:style-name="ce3">
            <text:p>37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Arctic</text:p>
          </table:table-cell>
          <table:table-cell office:value-type="float" office:value="41" table:formula="of:=AVERAGEIF([.B:.B];[.K60];[.G:.G])" table:style-name="ce6">
            <text:p>41</text:p>
          </table:table-cell>
          <table:table-cell office:value-type="float" office:value="16.06237840420901" table:formula="of:=STDEV(IF([.B:.B]=[.K60];[.G:.G]))" table:number-matrix-columns-spanned="1" table:number-matrix-rows-spanned="1" table:style-name="ce6">
            <text:p>16</text:p>
          </table:table-cell>
          <table:table-cell office:value-type="float" office:value="20" table:formula="of:=MIN(IF([.B:.B]=[.K60];[.G:.G]))" table:number-matrix-columns-spanned="1" table:number-matrix-rows-spanned="1" table:style-name="ce7">
            <text:p>20</text:p>
          </table:table-cell>
          <table:table-cell office:value-type="float" office:value="55" table:formula="of:=MAX(IF([.B:.B]=[.K60];[.G:.G]))" table:number-matrix-columns-spanned="1" table:number-matrix-rows-spanned="1" table:style-name="ce7">
            <text:p>55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Hybrid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61]&amp;&quot;-&quot;&amp;[.C61]" table:style-name="ce2">
            <text:p>-</text:p>
          </table:table-cell>
          <table:table-cell office:value-type="string" table:style-name="ce2">
            <text:p>Grassland</text:p>
          </table:table-cell>
          <table:table-cell office:value-type="float" office:value="20" table:style-name="ce3">
            <text:p>20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Boreal</text:p>
          </table:table-cell>
          <table:table-cell office:value-type="float" office:value="52.133333333333333" table:formula="of:=AVERAGEIF([.B:.B];[.K61];[.G:.G])" table:style-name="ce6">
            <text:p>52</text:p>
          </table:table-cell>
          <table:table-cell office:value-type="float" office:value="17.224843630501784" table:formula="of:=STDEV(IF([.B:.B]=[.K61];[.G:.G]))" table:number-matrix-columns-spanned="1" table:number-matrix-rows-spanned="1" table:style-name="ce6">
            <text:p>17</text:p>
          </table:table-cell>
          <table:table-cell office:value-type="float" office:value="17" table:formula="of:=MIN(IF([.B:.B]=[.K61];[.G:.G]))" table:number-matrix-columns-spanned="1" table:number-matrix-rows-spanned="1" table:style-name="ce7">
            <text:p>17</text:p>
          </table:table-cell>
          <table:table-cell office:value-type="float" office:value="75" table:formula="of:=MAX(IF([.B:.B]=[.K61];[.G:.G]))" table:number-matrix-columns-spanned="1" table:number-matrix-rows-spanned="1" table:style-name="ce7">
            <text:p>75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Hybrid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62]&amp;&quot;-&quot;&amp;[.C62]" table:style-name="ce2">
            <text:p>-</text:p>
          </table:table-cell>
          <table:table-cell office:value-type="string" table:style-name="ce2">
            <text:p>Shrub</text:p>
          </table:table-cell>
          <table:table-cell office:value-type="float" office:value="51" table:style-name="ce3">
            <text:p>51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Temperate</text:p>
          </table:table-cell>
          <table:table-cell office:value-type="float" office:value="57.6" table:formula="of:=AVERAGEIF([.B:.B];[.K62];[.G:.G])" table:style-name="ce6">
            <text:p>58</text:p>
          </table:table-cell>
          <table:table-cell office:value-type="float" office:value="21.433618453261687" table:formula="of:=STDEV(IF([.B:.B]=[.K62];[.G:.G]))" table:number-matrix-columns-spanned="1" table:number-matrix-rows-spanned="1" table:style-name="ce6">
            <text:p>21</text:p>
          </table:table-cell>
          <table:table-cell office:value-type="float" office:value="17" table:formula="of:=MIN(IF([.B:.B]=[.K62];[.G:.G]))" table:number-matrix-columns-spanned="1" table:number-matrix-rows-spanned="1" table:style-name="ce7">
            <text:p>17</text:p>
          </table:table-cell>
          <table:table-cell office:value-type="float" office:value="100" table:formula="of:=MAX(IF([.B:.B]=[.K62];[.G:.G]))" table:number-matrix-columns-spanned="1" table:number-matrix-rows-spanned="1" table:style-name="ce7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Hybrid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63]&amp;&quot;-&quot;&amp;[.C63]" table:style-name="ce2">
            <text:p>-</text:p>
          </table:table-cell>
          <table:table-cell office:value-type="string" table:style-name="ce2">
            <text:p>Woodland</text:p>
          </table:table-cell>
          <table:table-cell office:value-type="float" office:value="22" table:style-name="ce3">
            <text:p>22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Tropical</text:p>
          </table:table-cell>
          <table:table-cell office:value-type="float" office:value="78.285714285714292" table:formula="of:=AVERAGEIF([.B:.B];[.K63];[.G:.G])" table:style-name="ce6">
            <text:p>78</text:p>
          </table:table-cell>
          <table:table-cell office:value-type="float" office:value="60.77475979854983" table:formula="of:=STDEV(IF([.B:.B]=[.K63];[.G:.G]))" table:number-matrix-columns-spanned="1" table:number-matrix-rows-spanned="1" table:style-name="ce6">
            <text:p>61</text:p>
          </table:table-cell>
          <table:table-cell office:value-type="float" office:value="18" table:formula="of:=MIN(IF([.B:.B]=[.K63];[.G:.G]))" table:number-matrix-columns-spanned="1" table:number-matrix-rows-spanned="1" table:style-name="ce7">
            <text:p>18</text:p>
          </table:table-cell>
          <table:table-cell office:value-type="float" office:value="163" table:formula="of:=MAX(IF([.B:.B]=[.K63];[.G:.G]))" table:number-matrix-columns-spanned="1" table:number-matrix-rows-spanned="1" table:style-name="ce7">
            <text:p>163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Hybrid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64]&amp;&quot;-&quot;&amp;[.C64]" table:style-name="ce2">
            <text:p>-</text:p>
          </table:table-cell>
          <table:table-cell office:value-type="string" table:style-name="ce2">
            <text:p>Deciduous</text:p>
          </table:table-cell>
          <table:table-cell office:value-type="float" office:value="31" table:style-name="ce3">
            <text:p>31.0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2">
            <text:p>Hybrid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65]&amp;&quot;-&quot;&amp;[.C65]" table:style-name="ce2">
            <text:p>-</text:p>
          </table:table-cell>
          <table:table-cell office:value-type="string" table:style-name="ce2">
            <text:p>Evergreen</text:p>
          </table:table-cell>
          <table:table-cell office:value-type="float" office:value="43" table:style-name="ce3">
            <text:p>43.00</text:p>
          </table:table-cell>
          <table:table-cell table:style-name="ce3"/>
          <table:table-cell table:style-name="ce1"/>
          <table:table-cell office:value-type="string" table:style-name="ce4">
            <text:p>O–CN</text:p>
          </table:table-cell>
          <table:table-cell office:value-type="string" table:style-name="ce2">
            <text:p>Means</text:p>
          </table:table-cell>
          <table:table-cell office:value-type="string" table:style-name="ce5">
            <text:p>AVG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Hybrid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66]&amp;&quot;-&quot;&amp;[.C66]" table:style-name="ce2">
            <text:p>-</text:p>
          </table:table-cell>
          <table:table-cell office:value-type="string" table:style-name="ce2">
            <text:p>Rain forest</text:p>
          </table:table-cell>
          <table:table-cell office:value-type="float" office:value="49" table:style-name="ce3">
            <text:p>49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Arctic</text:p>
          </table:table-cell>
          <table:table-cell office:value-type="float" office:value="41" table:formula="of:=AVERAGEIF([.B:.B];[.K66];[.G:.G])" table:style-name="ce6">
            <text:p>41</text:p>
          </table:table-cell>
          <table:table-cell office:value-type="float" office:value="16.06237840420901" table:formula="of:=STDEV(IF([.B:.B]=[.K66];[.G:.G]))" table:number-matrix-columns-spanned="1" table:number-matrix-rows-spanned="1" table:style-name="ce6">
            <text:p>16</text:p>
          </table:table-cell>
          <table:table-cell office:value-type="float" office:value="20" table:formula="of:=MIN(IF([.B:.B]=[.K66];[.G:.G]))" table:number-matrix-columns-spanned="1" table:number-matrix-rows-spanned="1" table:style-name="ce7">
            <text:p>20</text:p>
          </table:table-cell>
          <table:table-cell office:value-type="float" office:value="55" table:formula="of:=MAX(IF([.B:.B]=[.K66];[.G:.G]))" table:number-matrix-columns-spanned="1" table:number-matrix-rows-spanned="1" table:style-name="ce7">
            <text:p>55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Hybrid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67]&amp;&quot;-&quot;&amp;[.C67]" table:style-name="ce2">
            <text:p>-</text:p>
          </table:table-cell>
          <table:table-cell office:value-type="string" table:style-name="ce2">
            <text:p>Crops</text:p>
          </table:table-cell>
          <table:table-cell office:value-type="float" office:value="53" table:style-name="ce3">
            <text:p>53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Boreal</text:p>
          </table:table-cell>
          <table:table-cell office:value-type="float" office:value="52.133333333333333" table:formula="of:=AVERAGEIF([.B:.B];[.K67];[.G:.G])" table:style-name="ce6">
            <text:p>52</text:p>
          </table:table-cell>
          <table:table-cell office:value-type="float" office:value="17.224843630501784" table:formula="of:=STDEV(IF([.B:.B]=[.K67];[.G:.G]))" table:number-matrix-columns-spanned="1" table:number-matrix-rows-spanned="1" table:style-name="ce6">
            <text:p>17</text:p>
          </table:table-cell>
          <table:table-cell office:value-type="float" office:value="17" table:formula="of:=MIN(IF([.B:.B]=[.K67];[.G:.G]))" table:number-matrix-columns-spanned="1" table:number-matrix-rows-spanned="1" table:style-name="ce7">
            <text:p>17</text:p>
          </table:table-cell>
          <table:table-cell office:value-type="float" office:value="75" table:formula="of:=MAX(IF([.B:.B]=[.K67];[.G:.G]))" table:number-matrix-columns-spanned="1" table:number-matrix-rows-spanned="1" table:style-name="ce7">
            <text:p>75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IBIS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NET</text:p>
          </table:table-cell>
          <table:table-cell office:value-type="string" office:string-value="NET-Te" table:formula="of:=[.D68]&amp;&quot;-&quot;&amp;[.C68]" table:style-name="ce2">
            <text:p>NET-Te</text:p>
          </table:table-cell>
          <table:table-cell office:value-type="string" table:style-name="ce2">
            <text:p>Temperate conifer evergreen</text:p>
          </table:table-cell>
          <table:table-cell office:value-type="float" office:value="75" table:style-name="ce3">
            <text:p>75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Temperate</text:p>
          </table:table-cell>
          <table:table-cell office:value-type="float" office:value="57.6" table:formula="of:=AVERAGEIF([.B:.B];[.K68];[.G:.G])" table:style-name="ce6">
            <text:p>58</text:p>
          </table:table-cell>
          <table:table-cell office:value-type="float" office:value="21.433618453261687" table:formula="of:=STDEV(IF([.B:.B]=[.K68];[.G:.G]))" table:number-matrix-columns-spanned="1" table:number-matrix-rows-spanned="1" table:style-name="ce6">
            <text:p>21</text:p>
          </table:table-cell>
          <table:table-cell office:value-type="float" office:value="17" table:formula="of:=MIN(IF([.B:.B]=[.K68];[.G:.G]))" table:number-matrix-columns-spanned="1" table:number-matrix-rows-spanned="1" table:style-name="ce7">
            <text:p>17</text:p>
          </table:table-cell>
          <table:table-cell office:value-type="float" office:value="100" table:formula="of:=MAX(IF([.B:.B]=[.K68];[.G:.G]))" table:number-matrix-columns-spanned="1" table:number-matrix-rows-spanned="1" table:style-name="ce7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IBIS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NET</text:p>
          </table:table-cell>
          <table:table-cell office:value-type="string" office:string-value="NET-Bo" table:formula="of:=[.D69]&amp;&quot;-&quot;&amp;[.C69]" table:style-name="ce2">
            <text:p>NET-Bo</text:p>
          </table:table-cell>
          <table:table-cell office:value-type="string" table:style-name="ce2">
            <text:p>Boreal conifer evergreen</text:p>
          </table:table-cell>
          <table:table-cell office:value-type="float" office:value="63" table:style-name="ce3">
            <text:p>63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Tropical</text:p>
          </table:table-cell>
          <table:table-cell office:value-type="float" office:value="78.285714285714292" table:formula="of:=AVERAGEIF([.B:.B];[.K69];[.G:.G])" table:style-name="ce6">
            <text:p>78</text:p>
          </table:table-cell>
          <table:table-cell office:value-type="float" office:value="60.77475979854983" table:formula="of:=STDEV(IF([.B:.B]=[.K69];[.G:.G]))" table:number-matrix-columns-spanned="1" table:number-matrix-rows-spanned="1" table:style-name="ce6">
            <text:p>61</text:p>
          </table:table-cell>
          <table:table-cell office:value-type="float" office:value="18" table:formula="of:=MIN(IF([.B:.B]=[.K69];[.G:.G]))" table:number-matrix-columns-spanned="1" table:number-matrix-rows-spanned="1" table:style-name="ce7">
            <text:p>18</text:p>
          </table:table-cell>
          <table:table-cell office:value-type="float" office:value="163" table:formula="of:=MAX(IF([.B:.B]=[.K69];[.G:.G]))" table:number-matrix-columns-spanned="1" table:number-matrix-rows-spanned="1" table:style-name="ce7">
            <text:p>163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IBIS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NDT</text:p>
          </table:table-cell>
          <table:table-cell office:value-type="string" office:string-value="NDT-Bo" table:formula="of:=[.D70]&amp;&quot;-&quot;&amp;[.C70]" table:style-name="ce2">
            <text:p>NDT-Bo</text:p>
          </table:table-cell>
          <table:table-cell office:value-type="string" table:style-name="ce2">
            <text:p>Boreal conifer cold deciduous</text:p>
          </table:table-cell>
          <table:table-cell office:value-type="float" office:value="75" table:style-name="ce3">
            <text:p>75.0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2">
            <text:p>IBIS</text:p>
          </table:table-cell>
          <table:table-cell office:value-type="string" table:style-name="ce2">
            <text:p>tropical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BET</text:p>
          </table:table-cell>
          <table:table-cell office:value-type="string" office:string-value="BET-Tr" table:formula="of:=[.D71]&amp;&quot;-&quot;&amp;[.C71]" table:style-name="ce2">
            <text:p>BET-Tr</text:p>
          </table:table-cell>
          <table:table-cell office:value-type="string" table:style-name="ce2">
            <text:p>Tropical broad leaf evergreen</text:p>
          </table:table-cell>
          <table:table-cell office:value-type="float" office:value="163" table:style-name="ce3">
            <text:p>163.00</text:p>
          </table:table-cell>
          <table:table-cell table:style-name="ce3"/>
          <table:table-cell table:style-name="ce1"/>
          <table:table-cell office:value-type="string" table:style-name="ce4">
            <text:p>ORCHIDEE</text:p>
          </table:table-cell>
          <table:table-cell office:value-type="string" table:style-name="ce2">
            <text:p>Means</text:p>
          </table:table-cell>
          <table:table-cell office:value-type="string" table:style-name="ce5">
            <text:p>AVG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IBIS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BET</text:p>
          </table:table-cell>
          <table:table-cell office:value-type="string" office:string-value="BET-Te" table:formula="of:=[.D72]&amp;&quot;-&quot;&amp;[.C72]" table:style-name="ce2">
            <text:p>BET-Te</text:p>
          </table:table-cell>
          <table:table-cell office:value-type="string" table:style-name="ce2">
            <text:p>Temperate broad leaf evergreen</text:p>
          </table:table-cell>
          <table:table-cell office:value-type="float" office:value="100" table:style-name="ce3">
            <text:p>100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Arctic</text:p>
          </table:table-cell>
          <table:table-cell office:value-type="float" office:value="41" table:formula="of:=AVERAGEIF([.B:.B];[.K72];[.G:.G])" table:style-name="ce6">
            <text:p>41</text:p>
          </table:table-cell>
          <table:table-cell office:value-type="float" office:value="16.06237840420901" table:formula="of:=STDEV(IF([.B:.B]=[.K72];[.G:.G]))" table:number-matrix-columns-spanned="1" table:number-matrix-rows-spanned="1" table:style-name="ce6">
            <text:p>16</text:p>
          </table:table-cell>
          <table:table-cell office:value-type="float" office:value="20" table:formula="of:=MIN(IF([.B:.B]=[.K72];[.G:.G]))" table:number-matrix-columns-spanned="1" table:number-matrix-rows-spanned="1" table:style-name="ce7">
            <text:p>20</text:p>
          </table:table-cell>
          <table:table-cell office:value-type="float" office:value="55" table:formula="of:=MAX(IF([.B:.B]=[.K72];[.G:.G]))" table:number-matrix-columns-spanned="1" table:number-matrix-rows-spanned="1" table:style-name="ce7">
            <text:p>55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IBIS</text:p>
          </table:table-cell>
          <table:table-cell office:value-type="string" table:style-name="ce2">
            <text:p>tropical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BDT</text:p>
          </table:table-cell>
          <table:table-cell office:value-type="string" office:string-value="BDT-Tr" table:formula="of:=[.D73]&amp;&quot;-&quot;&amp;[.C73]" table:style-name="ce2">
            <text:p>BDT-Tr</text:p>
          </table:table-cell>
          <table:table-cell office:value-type="string" table:style-name="ce2">
            <text:p>Tropical broad leaf drought-deciduous</text:p>
          </table:table-cell>
          <table:table-cell office:value-type="float" office:value="163" table:style-name="ce3">
            <text:p>163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Boreal</text:p>
          </table:table-cell>
          <table:table-cell office:value-type="float" office:value="52.133333333333333" table:formula="of:=AVERAGEIF([.B:.B];[.K73];[.G:.G])" table:style-name="ce6">
            <text:p>52</text:p>
          </table:table-cell>
          <table:table-cell office:value-type="float" office:value="17.224843630501784" table:formula="of:=STDEV(IF([.B:.B]=[.K73];[.G:.G]))" table:number-matrix-columns-spanned="1" table:number-matrix-rows-spanned="1" table:style-name="ce6">
            <text:p>17</text:p>
          </table:table-cell>
          <table:table-cell office:value-type="float" office:value="17" table:formula="of:=MIN(IF([.B:.B]=[.K73];[.G:.G]))" table:number-matrix-columns-spanned="1" table:number-matrix-rows-spanned="1" table:style-name="ce7">
            <text:p>17</text:p>
          </table:table-cell>
          <table:table-cell office:value-type="float" office:value="75" table:formula="of:=MAX(IF([.B:.B]=[.K73];[.G:.G]))" table:number-matrix-columns-spanned="1" table:number-matrix-rows-spanned="1" table:style-name="ce7">
            <text:p>75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IBIS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BDT</text:p>
          </table:table-cell>
          <table:table-cell office:value-type="string" office:string-value="BDT-Te" table:formula="of:=[.D74]&amp;&quot;-&quot;&amp;[.C74]" table:style-name="ce2">
            <text:p>BDT-Te</text:p>
          </table:table-cell>
          <table:table-cell office:value-type="string" table:style-name="ce2">
            <text:p>Temperate broad leaf cold deciduous</text:p>
          </table:table-cell>
          <table:table-cell office:value-type="float" office:value="75" table:style-name="ce3">
            <text:p>75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Temperate</text:p>
          </table:table-cell>
          <table:table-cell office:value-type="float" office:value="57.6" table:formula="of:=AVERAGEIF([.B:.B];[.K74];[.G:.G])" table:style-name="ce6">
            <text:p>58</text:p>
          </table:table-cell>
          <table:table-cell office:value-type="float" office:value="21.433618453261687" table:formula="of:=STDEV(IF([.B:.B]=[.K74];[.G:.G]))" table:number-matrix-columns-spanned="1" table:number-matrix-rows-spanned="1" table:style-name="ce6">
            <text:p>21</text:p>
          </table:table-cell>
          <table:table-cell office:value-type="float" office:value="17" table:formula="of:=MIN(IF([.B:.B]=[.K74];[.G:.G]))" table:number-matrix-columns-spanned="1" table:number-matrix-rows-spanned="1" table:style-name="ce7">
            <text:p>17</text:p>
          </table:table-cell>
          <table:table-cell office:value-type="float" office:value="100" table:formula="of:=MAX(IF([.B:.B]=[.K74];[.G:.G]))" table:number-matrix-columns-spanned="1" table:number-matrix-rows-spanned="1" table:style-name="ce7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IBIS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DT</text:p>
          </table:table-cell>
          <table:table-cell office:value-type="string" office:string-value="BDT-Bo" table:formula="of:=[.D75]&amp;&quot;-&quot;&amp;[.C75]" table:style-name="ce2">
            <text:p>BDT-Bo</text:p>
          </table:table-cell>
          <table:table-cell office:value-type="string" table:style-name="ce2">
            <text:p>Boreal broad leaf cold-deciduous</text:p>
          </table:table-cell>
          <table:table-cell office:value-type="float" office:value="75" table:style-name="ce3">
            <text:p>75.00</text:p>
          </table:table-cell>
          <table:table-cell table:style-name="ce3"/>
          <table:table-cell table:number-columns-repeated="2" table:style-name="ce1"/>
          <table:table-cell office:value-type="string" table:style-name="ce2">
            <text:p>Tropical</text:p>
          </table:table-cell>
          <table:table-cell office:value-type="float" office:value="78.285714285714292" table:formula="of:=AVERAGEIF([.B:.B];[.K75];[.G:.G])" table:style-name="ce6">
            <text:p>78</text:p>
          </table:table-cell>
          <table:table-cell office:value-type="float" office:value="60.77475979854983" table:formula="of:=STDEV(IF([.B:.B]=[.K75];[.G:.G]))" table:number-matrix-columns-spanned="1" table:number-matrix-rows-spanned="1" table:style-name="ce6">
            <text:p>61</text:p>
          </table:table-cell>
          <table:table-cell office:value-type="float" office:value="18" table:formula="of:=MIN(IF([.B:.B]=[.K75];[.G:.G]))" table:number-matrix-columns-spanned="1" table:number-matrix-rows-spanned="1" table:style-name="ce7">
            <text:p>18</text:p>
          </table:table-cell>
          <table:table-cell office:value-type="float" office:value="163" table:formula="of:=MAX(IF([.B:.B]=[.K75];[.G:.G]))" table:number-matrix-columns-spanned="1" table:number-matrix-rows-spanned="1" table:style-name="ce7">
            <text:p>163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IBIS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76]&amp;&quot;-&quot;&amp;[.C76]" table:style-name="ce2">
            <text:p>-</text:p>
          </table:table-cell>
          <table:table-cell office:value-type="string" table:style-name="ce2">
            <text:p>Evergreen shrub</text:p>
          </table:table-cell>
          <table:table-cell office:value-type="float" office:value="69" table:style-name="ce3">
            <text:p>69.0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2">
            <text:p>IBIS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77]&amp;&quot;-&quot;&amp;[.C77]" table:style-name="ce2">
            <text:p>-</text:p>
          </table:table-cell>
          <table:table-cell office:value-type="string" table:style-name="ce2">
            <text:p>Cold-deciduous shrub</text:p>
          </table:table-cell>
          <table:table-cell office:value-type="float" office:value="69" table:style-name="ce3">
            <text:p>69.0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2">
            <text:p>IBIS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78]&amp;&quot;-&quot;&amp;[.C78]" table:style-name="ce2">
            <text:p>-</text:p>
          </table:table-cell>
          <table:table-cell office:value-type="string" table:style-name="ce2">
            <text:p>Cool grass</text:p>
          </table:table-cell>
          <table:table-cell office:value-type="float" office:value="63" table:style-name="ce3">
            <text:p>63.0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2">
            <text:p>IBIS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79]&amp;&quot;-&quot;&amp;[.C79]" table:style-name="ce2">
            <text:p>-</text:p>
          </table:table-cell>
          <table:table-cell office:value-type="string" table:style-name="ce2">
            <text:p>Warm grass</text:p>
          </table:table-cell>
          <table:table-cell office:value-type="float" office:value="38" table:style-name="ce3">
            <text:p>38.0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2">
            <text:p>JULES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80]&amp;&quot;-&quot;&amp;[.C80]" table:style-name="ce2">
            <text:p>-</text:p>
          </table:table-cell>
          <table:table-cell office:value-type="string" table:style-name="ce2">
            <text:p>Broad leaf tree</text:p>
          </table:table-cell>
          <table:table-cell office:value-type="float" office:value="37" table:style-name="ce3">
            <text:p>37.0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2">
            <text:p>JULES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81]&amp;&quot;-&quot;&amp;[.C81]" table:style-name="ce2">
            <text:p>-</text:p>
          </table:table-cell>
          <table:table-cell office:value-type="string" table:style-name="ce2">
            <text:p>Needle leaf tree</text:p>
          </table:table-cell>
          <table:table-cell office:value-type="float" office:value="26" table:style-name="ce3">
            <text:p>26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JULES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82]&amp;&quot;-&quot;&amp;[.C82]" table:style-name="ce2">
            <text:p>-</text:p>
          </table:table-cell>
          <table:table-cell office:value-type="string" table:style-name="ce2">
            <text:p>C3 grass</text:p>
          </table:table-cell>
          <table:table-cell office:value-type="float" office:value="58" table:style-name="ce3">
            <text:p>58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JULES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83]&amp;&quot;-&quot;&amp;[.C83]" table:style-name="ce2">
            <text:p>-</text:p>
          </table:table-cell>
          <table:table-cell office:value-type="string" table:style-name="ce2">
            <text:p>C4 grass</text:p>
          </table:table-cell>
          <table:table-cell office:value-type="float" office:value="24" table:style-name="ce3">
            <text:p>24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JULES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84]&amp;&quot;-&quot;&amp;[.C84]" table:style-name="ce2">
            <text:p>-</text:p>
          </table:table-cell>
          <table:table-cell office:value-type="string" table:style-name="ce2">
            <text:p>Shrub</text:p>
          </table:table-cell>
          <table:table-cell office:value-type="float" office:value="48" table:style-name="ce3">
            <text:p>48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–CN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NET</text:p>
          </table:table-cell>
          <table:table-cell office:value-type="string" office:string-value="NET-Te" table:formula="of:=[.D85]&amp;&quot;-&quot;&amp;[.C85]" table:style-name="ce2">
            <text:p>NET-Te</text:p>
          </table:table-cell>
          <table:table-cell office:value-type="string" table:style-name="ce2">
            <text:p>Temperate needle leaved evergreen</text:p>
          </table:table-cell>
          <table:table-cell office:value-type="float" office:value="17" table:style-name="ce3">
            <text:p>17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–CN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NET</text:p>
          </table:table-cell>
          <table:table-cell office:value-type="string" office:string-value="NET-Bo" table:formula="of:=[.D86]&amp;&quot;-&quot;&amp;[.C86]" table:style-name="ce2">
            <text:p>NET-Bo</text:p>
          </table:table-cell>
          <table:table-cell office:value-type="string" table:style-name="ce2">
            <text:p>Boreal needle leaved evergreen</text:p>
          </table:table-cell>
          <table:table-cell office:value-type="float" office:value="17" table:style-name="ce3">
            <text:p>17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–CN</text:p>
          </table:table-cell>
          <table:table-cell office:value-type="string" table:style-name="ce2">
            <text:p>tropical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BET</text:p>
          </table:table-cell>
          <table:table-cell office:value-type="string" office:string-value="BET-Tr" table:formula="of:=[.D87]&amp;&quot;-&quot;&amp;[.C87]" table:style-name="ce2">
            <text:p>BET-Tr</text:p>
          </table:table-cell>
          <table:table-cell office:value-type="string" table:style-name="ce2">
            <text:p>Tropical broad leaved evergreen</text:p>
          </table:table-cell>
          <table:table-cell office:value-type="float" office:value="24" table:style-name="ce3">
            <text:p>24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–CN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BET</text:p>
          </table:table-cell>
          <table:table-cell office:value-type="string" office:string-value="BET-Te" table:formula="of:=[.D88]&amp;&quot;-&quot;&amp;[.C88]" table:style-name="ce2">
            <text:p>BET-Te</text:p>
          </table:table-cell>
          <table:table-cell office:value-type="string" table:style-name="ce2">
            <text:p>Temperate broad leaved evergreen</text:p>
          </table:table-cell>
          <table:table-cell office:value-type="float" office:value="59" table:style-name="ce3">
            <text:p>59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–CN</text:p>
          </table:table-cell>
          <table:table-cell table:number-columns-repeated="2" table:style-name="ce1"/>
          <table:table-cell table:style-name="ce2"/>
          <table:table-cell office:value-type="string" office:string-value="-" table:formula="of:=[.D89]&amp;&quot;-&quot;&amp;[.C89]" table:style-name="ce2">
            <text:p>-</text:p>
          </table:table-cell>
          <table:table-cell office:value-type="string" table:style-name="ce2">
            <text:p>Tropical broad leaved rain green</text:p>
          </table:table-cell>
          <table:table-cell office:value-type="float" office:value="20" table:style-name="ce3">
            <text:p>20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–CN</text:p>
          </table:table-cell>
          <table:table-cell table:number-columns-repeated="3" table:style-name="ce1"/>
          <table:table-cell office:value-type="string" office:string-value="-" table:formula="of:=[.D90]&amp;&quot;-&quot;&amp;[.C90]" table:style-name="ce2">
            <text:p>-</text:p>
          </table:table-cell>
          <table:table-cell office:value-type="string" table:style-name="ce2">
            <text:p>Temperate broad leaved summer green</text:p>
          </table:table-cell>
          <table:table-cell office:value-type="float" office:value="20" table:style-name="ce3">
            <text:p>20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–CN</text:p>
          </table:table-cell>
          <table:table-cell table:number-columns-repeated="3" table:style-name="ce1"/>
          <table:table-cell office:value-type="string" office:string-value="-" table:formula="of:=[.D91]&amp;&quot;-&quot;&amp;[.C91]" table:style-name="ce2">
            <text:p>-</text:p>
          </table:table-cell>
          <table:table-cell office:value-type="string" table:style-name="ce2">
            <text:p>Boreal broad leaved summer green</text:p>
          </table:table-cell>
          <table:table-cell office:value-type="float" office:value="20" table:style-name="ce3">
            <text:p>20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–CN</text:p>
          </table:table-cell>
          <table:table-cell table:number-columns-repeated="3" table:style-name="ce1"/>
          <table:table-cell office:value-type="string" office:string-value="-" table:formula="of:=[.D92]&amp;&quot;-&quot;&amp;[.C92]" table:style-name="ce2">
            <text:p>-</text:p>
          </table:table-cell>
          <table:table-cell office:value-type="string" table:style-name="ce2">
            <text:p>Boreal needle leafed summer green</text:p>
          </table:table-cell>
          <table:table-cell office:value-type="float" office:value="27" table:style-name="ce3">
            <text:p>27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–CN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93]&amp;&quot;-&quot;&amp;[.C93]" table:style-name="ce2">
            <text:p>-</text:p>
          </table:table-cell>
          <table:table-cell office:value-type="string" table:style-name="ce2">
            <text:p>C3 herbaceous</text:p>
          </table:table-cell>
          <table:table-cell office:value-type="float" office:value="20" table:style-name="ce3">
            <text:p>20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–CN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94]&amp;&quot;-&quot;&amp;[.C94]" table:style-name="ce2">
            <text:p>-</text:p>
          </table:table-cell>
          <table:table-cell office:value-type="string" table:style-name="ce2">
            <text:p>C4 herbaceous</text:p>
          </table:table-cell>
          <table:table-cell office:value-type="float" office:value="13" table:style-name="ce3">
            <text:p>13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–CN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95]&amp;&quot;-&quot;&amp;[.C95]" table:style-name="ce2">
            <text:p>-</text:p>
          </table:table-cell>
          <table:table-cell office:value-type="string" table:style-name="ce2">
            <text:p>C3 crop</text:p>
          </table:table-cell>
          <table:table-cell office:value-type="float" office:value="20" table:style-name="ce3">
            <text:p>20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–CN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96]&amp;&quot;-&quot;&amp;[.C96]" table:style-name="ce2">
            <text:p>-</text:p>
          </table:table-cell>
          <table:table-cell office:value-type="string" table:style-name="ce2">
            <text:p>C4 crop</text:p>
          </table:table-cell>
          <table:table-cell office:value-type="float" office:value="13" table:style-name="ce3">
            <text:p>13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RCHIDEE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NET</text:p>
          </table:table-cell>
          <table:table-cell office:value-type="string" office:string-value="NET-Te" table:formula="of:=[.D97]&amp;&quot;-&quot;&amp;[.C97]" table:style-name="ce2">
            <text:p>NET-Te</text:p>
          </table:table-cell>
          <table:table-cell office:value-type="string" table:style-name="ce2">
            <text:p>Temperate needle leaf evergreen trees</text:p>
          </table:table-cell>
          <table:table-cell office:value-type="float" office:value="32" table:style-name="ce3">
            <text:p>32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RCHIDEE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NET</text:p>
          </table:table-cell>
          <table:table-cell office:value-type="string" office:string-value="NET-Bo" table:formula="of:=[.D98]&amp;&quot;-&quot;&amp;[.C98]" table:style-name="ce2">
            <text:p>NET-Bo</text:p>
          </table:table-cell>
          <table:table-cell office:value-type="string" table:style-name="ce2">
            <text:p>Boreal needle leaf evergreen trees</text:p>
          </table:table-cell>
          <table:table-cell office:value-type="float" office:value="38" table:style-name="ce3">
            <text:p>38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RCHIDEE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NDT</text:p>
          </table:table-cell>
          <table:table-cell office:value-type="string" office:string-value="NDT-Bo" table:formula="of:=[.D99]&amp;&quot;-&quot;&amp;[.C99]" table:style-name="ce2">
            <text:p>NDT-Bo</text:p>
          </table:table-cell>
          <table:table-cell office:value-type="string" table:style-name="ce2">
            <text:p>Boreal needle leaf summer green trees</text:p>
          </table:table-cell>
          <table:table-cell office:value-type="float" office:value="28" table:style-name="ce3">
            <text:p>28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RCHIDEE</text:p>
          </table:table-cell>
          <table:table-cell office:value-type="string" table:style-name="ce2">
            <text:p>tropical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BET</text:p>
          </table:table-cell>
          <table:table-cell office:value-type="string" office:string-value="BET-Tr" table:formula="of:=[.D100]&amp;&quot;-&quot;&amp;[.C100]" table:style-name="ce2">
            <text:p>BET-Tr</text:p>
          </table:table-cell>
          <table:table-cell office:value-type="string" table:style-name="ce2">
            <text:p>Tropical broad leaf evergreen trees</text:p>
          </table:table-cell>
          <table:table-cell office:value-type="float" office:value="18" table:style-name="ce3">
            <text:p>18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RCHIDEE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BET</text:p>
          </table:table-cell>
          <table:table-cell office:value-type="string" office:string-value="BET-Te" table:formula="of:=[.D101]&amp;&quot;-&quot;&amp;[.C101]" table:style-name="ce2">
            <text:p>BET-Te</text:p>
          </table:table-cell>
          <table:table-cell office:value-type="string" table:style-name="ce2">
            <text:p>Temperate broad leaf evergreen trees</text:p>
          </table:table-cell>
          <table:table-cell office:value-type="float" office:value="21" table:style-name="ce3">
            <text:p>21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RCHIDEE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DT</text:p>
          </table:table-cell>
          <table:table-cell office:value-type="string" office:string-value="BDT-Bo" table:formula="of:=[.D102]&amp;&quot;-&quot;&amp;[.C102]" table:style-name="ce2">
            <text:p>BDT-Bo</text:p>
          </table:table-cell>
          <table:table-cell office:value-type="string" table:style-name="ce2">
            <text:p>Boreal broad leaf summer green trees</text:p>
          </table:table-cell>
          <table:table-cell office:value-type="float" office:value="38" table:style-name="ce3">
            <text:p>38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RCHIDEE</text:p>
          </table:table-cell>
          <table:table-cell table:number-columns-repeated="2" table:style-name="ce1"/>
          <table:table-cell table:style-name="ce2"/>
          <table:table-cell office:value-type="string" office:string-value="-" table:formula="of:=[.D103]&amp;&quot;-&quot;&amp;[.C103]" table:style-name="ce2">
            <text:p>-</text:p>
          </table:table-cell>
          <table:table-cell office:value-type="string" table:style-name="ce2">
            <text:p>Tropical broad leaf rain green trees</text:p>
          </table:table-cell>
          <table:table-cell office:value-type="float" office:value="22" table:style-name="ce3">
            <text:p>22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RCHIDEE</text:p>
          </table:table-cell>
          <table:table-cell table:number-columns-repeated="2" table:style-name="ce1"/>
          <table:table-cell table:style-name="ce2"/>
          <table:table-cell office:value-type="string" office:string-value="-" table:formula="of:=[.D104]&amp;&quot;-&quot;&amp;[.C104]" table:style-name="ce2">
            <text:p>-</text:p>
          </table:table-cell>
          <table:table-cell office:value-type="string" table:style-name="ce2">
            <text:p>Temperate broad leaf summer green trees</text:p>
          </table:table-cell>
          <table:table-cell office:value-type="float" office:value="29" table:style-name="ce3">
            <text:p>29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RCHIDEE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105]&amp;&quot;-&quot;&amp;[.C105]" table:style-name="ce2">
            <text:p>-</text:p>
          </table:table-cell>
          <table:table-cell office:value-type="string" table:style-name="ce2">
            <text:p>Natural C3 grass</text:p>
          </table:table-cell>
          <table:table-cell office:value-type="float" office:value="56" table:style-name="ce3">
            <text:p>56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RCHIDEE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106]&amp;&quot;-&quot;&amp;[.C106]" table:style-name="ce2">
            <text:p>-</text:p>
          </table:table-cell>
          <table:table-cell office:value-type="string" table:style-name="ce2">
            <text:p>Natural C4 grass</text:p>
          </table:table-cell>
          <table:table-cell office:value-type="float" office:value="28" table:style-name="ce3">
            <text:p>28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RCHIDEE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107]&amp;&quot;-&quot;&amp;[.C107]" table:style-name="ce2">
            <text:p>-</text:p>
          </table:table-cell>
          <table:table-cell office:value-type="string" table:style-name="ce2">
            <text:p>Agricultural C3 grass</text:p>
          </table:table-cell>
          <table:table-cell office:value-type="float" office:value="73" table:style-name="ce3">
            <text:p>73.0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ORCHIDEE</text:p>
          </table:table-cell>
          <table:table-cell table:style-name="ce1"/>
          <table:table-cell table:number-columns-repeated="2" table:style-name="ce2"/>
          <table:table-cell office:value-type="string" office:string-value="-" table:formula="of:=[.D108]&amp;&quot;-&quot;&amp;[.C108]" table:style-name="ce2">
            <text:p>-</text:p>
          </table:table-cell>
          <table:table-cell office:value-type="string" table:style-name="ce2">
            <text:p>Agricultural C4 grass</text:p>
          </table:table-cell>
          <table:table-cell office:value-type="float" office:value="28" table:style-name="ce3">
            <text:p>28.00</text:p>
          </table:table-cell>
          <table:table-cell table:style-name="ce3"/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string" office:string-value="-" table:formula="of:=[.D109]&amp;&quot;-&quot;&amp;[.C109]" table:style-name="ce2">
            <text:p>-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string" office:string-value="-" table:formula="of:=[.D110]&amp;&quot;-&quot;&amp;[.C110]" table:style-name="ce2">
            <text:p>-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number-rows-repeated="888" table:style-name="ro1">
          <table:table-cell table:number-columns-repeated="6"/>
          <table:table-cell table:number-columns-repeated="2" table:style-name="ce3"/>
          <table:table-cell table:number-columns-repeated="16376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_xlnm._FilterDatabase" table:cell-range-address="vcmax25.$A$1:vcmax25.$H$1000" table:base-cell-address="vcmax25.$A$1"/>
        </table:named-expressions>
      </table:table>
      <table:table table:name="g1" table:style-name="ta2">
        <table:table-column table:style-name="co2" table:number-columns-repeated="1024" table:default-cell-style-name="ce1"/>
        <table:table-column table:style-name="co1" table:number-columns-repeated="15360" table:default-cell-style-name="ce1"/>
        <table:table-row table:style-name="ro1">
          <table:table-cell office:value-type="string" table:style-name="ce2">
            <text:p>PFT</text:p>
          </table:table-cell>
          <table:table-cell office:value-type="string" table:style-name="ce2">
            <text:p>CZ</text:p>
          </table:table-cell>
          <table:table-cell office:value-type="string" table:style-name="ce2">
            <text:p>CZ</text:p>
          </table:table-cell>
          <table:table-cell office:value-type="string" table:style-name="ce2">
            <text:p>PFT-CZ</text:p>
          </table:table-cell>
          <table:table-cell office:value-type="string" table:style-name="ce2">
            <text:p>g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3</text:p>
          </table:table-cell>
          <table:table-cell office:value-type="string" table:style-name="ce2">
            <text:p>arctic grass</text:p>
          </table:table-cell>
          <table:table-cell office:value-type="string" table:style-name="ce2">
            <text:p>arctic</text:p>
          </table:table-cell>
          <table:table-cell office:value-type="string" table:style-name="ce2">
            <text:p>arctic</text:p>
          </table:table-cell>
          <table:table-cell office:value-type="float" office:value="2.2200000000000002" table:style-name="ce2">
            <text:p>2.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ET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office:string-value="NET-Bo" table:formula="of:=[.A3]&amp;&quot;-&quot;&amp;[.C3]" table:style-name="ce11">
            <text:p>NET-Bo</text:p>
          </table:table-cell>
          <table:table-cell office:value-type="float" office:value="2.35" table:style-name="ce2">
            <text:p>2.3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DT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office:string-value="NDT-Bo" table:formula="of:=[.A4]&amp;&quot;-&quot;&amp;[.C4]" table:style-name="ce11">
            <text:p>NDT-Bo</text:p>
          </table:table-cell>
          <table:table-cell office:value-type="float" office:value="2.35" table:style-name="ce2">
            <text:p>2.3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DT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office:string-value="BDT-Bo" table:formula="of:=[.A5]&amp;&quot;-&quot;&amp;[.C5]" table:style-name="ce11">
            <text:p>BDT-Bo</text:p>
          </table:table-cell>
          <table:table-cell office:value-type="float" office:value="4.45" table:style-name="ce2">
            <text:p>4.4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DS</text:p>
          </table:table-cell>
          <table:table-cell office:value-type="string" table:style-name="ce2">
            <text:p>boreal</text:p>
          </table:table-cell>
          <table:table-cell office:value-type="string" table:style-name="ce2">
            <text:p>Bo</text:p>
          </table:table-cell>
          <table:table-cell office:value-type="string" office:string-value="BDS-Bo" table:formula="of:=[.A6]&amp;&quot;-&quot;&amp;[.C6]" table:style-name="ce11">
            <text:p>BDS-Bo</text:p>
          </table:table-cell>
          <table:table-cell office:value-type="float" office:value="4.7" table:style-name="ce2">
            <text:p>4.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ET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office:string-value="NET-Te" table:formula="of:=[.A7]&amp;&quot;-&quot;&amp;[.C7]" table:style-name="ce11">
            <text:p>NET-Te</text:p>
          </table:table-cell>
          <table:table-cell office:value-type="float" office:value="2.35" table:style-name="ce2">
            <text:p>2.3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ET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office:string-value="BET-Te" table:formula="of:=[.A8]&amp;&quot;-&quot;&amp;[.C8]" table:style-name="ce11">
            <text:p>BET-Te</text:p>
          </table:table-cell>
          <table:table-cell office:value-type="float" office:value="4.12" table:style-name="ce2">
            <text:p>4.1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DT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office:string-value="BDT-Te" table:formula="of:=[.A9]&amp;&quot;-&quot;&amp;[.C9]" table:style-name="ce11">
            <text:p>BDT-Te</text:p>
          </table:table-cell>
          <table:table-cell office:value-type="float" office:value="4.45" table:style-name="ce2">
            <text:p>4.4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ES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office:string-value="BES-Te" table:formula="of:=[.A10]&amp;&quot;-&quot;&amp;[.C10]" table:style-name="ce11">
            <text:p>BES-Te</text:p>
          </table:table-cell>
          <table:table-cell office:value-type="float" office:value="4.7" table:style-name="ce2">
            <text:p>4.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DS</text:p>
          </table:table-cell>
          <table:table-cell office:value-type="string" table:style-name="ce2">
            <text:p>temperate</text:p>
          </table:table-cell>
          <table:table-cell office:value-type="string" table:style-name="ce2">
            <text:p>Te</text:p>
          </table:table-cell>
          <table:table-cell office:value-type="string" office:string-value="BDS-Te" table:formula="of:=[.A11]&amp;&quot;-&quot;&amp;[.C11]" table:style-name="ce11">
            <text:p>BDS-Te</text:p>
          </table:table-cell>
          <table:table-cell office:value-type="float" office:value="4.7" table:style-name="ce2">
            <text:p>4.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ET</text:p>
          </table:table-cell>
          <table:table-cell office:value-type="string" table:style-name="ce2">
            <text:p>Tropical</text:p>
          </table:table-cell>
          <table:table-cell office:value-type="string" table:style-name="ce2">
            <text:p>Tr</text:p>
          </table:table-cell>
          <table:table-cell office:value-type="string" office:string-value="BET-Tr" table:formula="of:=[.A12]&amp;&quot;-&quot;&amp;[.C12]" table:style-name="ce11">
            <text:p>BET-Tr</text:p>
          </table:table-cell>
          <table:table-cell office:value-type="float" office:value="4.12" table:style-name="ce2">
            <text:p>4.1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DT</text:p>
          </table:table-cell>
          <table:table-cell office:value-type="string" table:style-name="ce2">
            <text:p>tropical</text:p>
          </table:table-cell>
          <table:table-cell office:value-type="string" table:style-name="ce2">
            <text:p>Tr</text:p>
          </table:table-cell>
          <table:table-cell office:value-type="string" office:string-value="BDT-Tr" table:formula="of:=[.A13]&amp;&quot;-&quot;&amp;[.C13]" table:style-name="ce11">
            <text:p>BDT-Tr</text:p>
          </table:table-cell>
          <table:table-cell office:value-type="float" office:value="4.45" table:style-name="ce2">
            <text:p>4.4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emperate</text:p>
          </table:table-cell>
          <table:table-cell office:value-type="string" table:style-name="ce2">
            <text:p>Corn</text:p>
          </table:table-cell>
          <table:table-cell table:style-name="ce1"/>
          <table:table-cell office:value-type="string" office:string-value="Temperate-" table:formula="of:=[.A14]&amp;&quot;-&quot;&amp;[.C14]" table:style-name="ce11">
            <text:p>Temperate-</text:p>
          </table:table-cell>
          <table:table-cell office:value-type="float" office:value="1.79" table:style-name="ce2">
            <text:p>1.7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opical</text:p>
          </table:table-cell>
          <table:table-cell office:value-type="string" table:style-name="ce2">
            <text:p>Corn</text:p>
          </table:table-cell>
          <table:table-cell table:style-name="ce1"/>
          <table:table-cell office:value-type="string" office:string-value="Tropical-" table:formula="of:=[.A15]&amp;&quot;-&quot;&amp;[.C15]" table:style-name="ce11">
            <text:p>Tropical-</text:p>
          </table:table-cell>
          <table:table-cell office:value-type="float" office:value="1.79" table:style-name="ce2">
            <text:p>1.7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3</text:p>
          </table:table-cell>
          <table:table-cell office:value-type="string" table:style-name="ce2">
            <text:p>grass</text:p>
          </table:table-cell>
          <table:table-cell table:style-name="ce1"/>
          <table:table-cell office:value-type="string" office:string-value="C3-" table:formula="of:=[.A16]&amp;&quot;-&quot;&amp;[.C16]" table:style-name="ce11">
            <text:p>C3-</text:p>
          </table:table-cell>
          <table:table-cell office:value-type="float" office:value="5.25" table:style-name="ce2">
            <text:p>5.2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4</text:p>
          </table:table-cell>
          <table:table-cell office:value-type="string" table:style-name="ce2">
            <text:p>grass</text:p>
          </table:table-cell>
          <table:table-cell table:style-name="ce1"/>
          <table:table-cell office:value-type="string" office:string-value="C4-" table:formula="of:=[.A17]&amp;&quot;-&quot;&amp;[.C17]" table:style-name="ce11">
            <text:p>C4-</text:p>
          </table:table-cell>
          <table:table-cell office:value-type="float" office:value="1.62" table:style-name="ce2">
            <text:p>1.6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emperate</text:p>
          </table:table-cell>
          <table:table-cell office:value-type="string" table:style-name="ce2">
            <text:p>Soybean</text:p>
          </table:table-cell>
          <table:table-cell table:style-name="ce1"/>
          <table:table-cell office:value-type="string" office:string-value="Temperate-" table:formula="of:=[.A18]&amp;&quot;-&quot;&amp;[.C18]" table:style-name="ce11">
            <text:p>Temperate-</text:p>
          </table:table-cell>
          <table:table-cell office:value-type="float" office:value="5.79" table:style-name="ce2">
            <text:p>5.7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opical</text:p>
          </table:table-cell>
          <table:table-cell office:value-type="string" table:style-name="ce2">
            <text:p>Soybean</text:p>
          </table:table-cell>
          <table:table-cell table:style-name="ce1"/>
          <table:table-cell office:value-type="string" office:string-value="Tropical-" table:formula="of:=[.A19]&amp;&quot;-&quot;&amp;[.C19]" table:style-name="ce11">
            <text:p>Tropical-</text:p>
          </table:table-cell>
          <table:table-cell office:value-type="float" office:value="5.79" table:style-name="ce2">
            <text:p>5.7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pring</text:p>
          </table:table-cell>
          <table:table-cell office:value-type="string" table:style-name="ce2">
            <text:p>Wheat</text:p>
          </table:table-cell>
          <table:table-cell table:style-name="ce1"/>
          <table:table-cell office:value-type="string" office:string-value="Spring-" table:formula="of:=[.A20]&amp;&quot;-&quot;&amp;[.C20]" table:style-name="ce11">
            <text:p>Spring-</text:p>
          </table:table-cell>
          <table:table-cell office:value-type="float" office:value="5.79" table:style-name="ce2">
            <text:p>5.7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tton</text:p>
          </table:table-cell>
          <table:table-cell table:style-name="ce1"/>
          <table:table-cell table:style-name="ce2"/>
          <table:table-cell office:value-type="string" office:string-value="Cotton-" table:formula="of:=[.A21]&amp;&quot;-&quot;&amp;[.C21]" table:style-name="ce11">
            <text:p>Cotton-</text:p>
          </table:table-cell>
          <table:table-cell office:value-type="float" office:value="5.79" table:style-name="ce2">
            <text:p>5.7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ice</text:p>
          </table:table-cell>
          <table:table-cell table:style-name="ce1"/>
          <table:table-cell table:style-name="ce2"/>
          <table:table-cell office:value-type="string" office:string-value="Rice-" table:formula="of:=[.A22]&amp;&quot;-&quot;&amp;[.C22]" table:style-name="ce11">
            <text:p>Rice-</text:p>
          </table:table-cell>
          <table:table-cell office:value-type="float" office:value="5.79" table:style-name="ce2">
            <text:p>5.7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garcane</text:p>
          </table:table-cell>
          <table:table-cell table:style-name="ce1"/>
          <table:table-cell table:style-name="ce2"/>
          <table:table-cell office:value-type="string" office:string-value="Sugarcane-" table:formula="of:=[.A23]&amp;&quot;-&quot;&amp;[.C23]" table:style-name="ce11">
            <text:p>Sugarcane-</text:p>
          </table:table-cell>
          <table:table-cell office:value-type="float" office:value="1.79" table:style-name="ce2">
            <text:p>1.79</text:p>
          </table:table-cell>
          <table:table-cell table:number-columns-repeated="16379"/>
        </table:table-row>
        <table:table-row table:number-rows-repeated="1048553" table:style-name="ro2">
          <table:table-cell table:number-columns-repeated="16384"/>
        </table:table-row>
        <table:named-expressions>
          <table:named-range table:name="_xlnm._FilterDatabase" table:cell-range-address="g1.$A$1:g1.$E$23" table:base-cell-address="g1.$A$1"/>
        </table:named-expressions>
      </table:table>
      <table:database-ranges>
        <table:database-range table:target-range-address="vcmax25.A1:vcmax25.H1000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36">
      <number:number number:decimal-places="1" number:min-decimal-places="1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2</meta:generator>
    <dc:creator>Pascal Schneider</dc:creator>
    <dc:date>2023-03-24T12:58:1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G0S0P3">
      <style:graphic-properties draw:fill="solid" draw:fill-color="#579d1c" draw:opacity="100%" draw:stroke="non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285f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185.98pt" svg:width="300.729921259842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AVG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Means</text:p>
            </chart:title>
            <chart:categories table:cell-range-address="vcmax25.$K$4:.$K$7"/>
          </chart:axis>
          <chart:series chart:values-cell-range-address="vcmax25.$L$4:.$L$7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285f4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P5">
      <style:graphic-properties draw:fill="solid" draw:fill-color="#83caff" draw:opacity="100%" draw:stroke="none"/>
    </style:style>
  </office:automatic-styles>
  <office:body>
    <office:chart>
      <chart:chart chart:class="chart:bar" svg:height="182.2099212598425pt" svg:width="295.479921259842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AVG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VCMAX25</text:p>
            </chart:title>
            <chart:categories table:cell-range-address="vcmax25.$Q$4:.$Q$9"/>
          </chart:axis>
          <chart:series chart:values-cell-range-address="vcmax25.$R$4:.$R$9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285f4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P5">
      <style:graphic-properties draw:fill="solid" draw:fill-color="#83caff" draw:opacity="100%" draw:stroke="none"/>
    </style:style>
  </office:automatic-styles>
  <office:body>
    <office:chart>
      <chart:chart chart:class="chart:bar" svg:height="241.48pt" svg:width="389.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AVG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G1</text:p>
            </chart:title>
            <chart:categories table:cell-range-address="vcmax25.$Q$15:.$Q$20"/>
          </chart:axis>
          <chart:series chart:values-cell-range-address="vcmax25.$R$15:.$R$20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